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1-0/content.xml"/>
  <manifest:file-entry manifest:media-type="text/xml" manifest:full-path="Object 1-0/styles.xml"/>
  <manifest:file-entry manifest:media-type="text/xml" manifest:full-path="Object 1-0/meta.xml"/>
  <manifest:file-entry manifest:media-type="application/vnd.oasis.opendocument.chart" manifest:full-path="Object 1-0"/>
  <manifest:file-entry manifest:media-type="text/xml" manifest:full-path="Object 1-1/content.xml"/>
  <manifest:file-entry manifest:media-type="text/xml" manifest:full-path="Object 1-1/styles.xml"/>
  <manifest:file-entry manifest:media-type="text/xml" manifest:full-path="Object 1-1/meta.xml"/>
  <manifest:file-entry manifest:media-type="application/vnd.oasis.opendocument.chart" manifest:full-path="Object 1-1"/>
  <manifest:file-entry manifest:media-type="text/xml" manifest:full-path="Object 1-2/content.xml"/>
  <manifest:file-entry manifest:media-type="text/xml" manifest:full-path="Object 1-2/styles.xml"/>
  <manifest:file-entry manifest:media-type="text/xml" manifest:full-path="Object 1-2/meta.xml"/>
  <manifest:file-entry manifest:media-type="application/vnd.oasis.opendocument.chart" manifest:full-path="Object 1-2"/>
  <manifest:file-entry manifest:media-type="text/xml" manifest:full-path="Object 2-0/content.xml"/>
  <manifest:file-entry manifest:media-type="text/xml" manifest:full-path="Object 2-0/styles.xml"/>
  <manifest:file-entry manifest:media-type="text/xml" manifest:full-path="Object 2-0/meta.xml"/>
  <manifest:file-entry manifest:media-type="application/vnd.oasis.opendocument.chart" manifest:full-path="Object 2-0"/>
  <manifest:file-entry manifest:media-type="text/xml" manifest:full-path="Object 2-1/content.xml"/>
  <manifest:file-entry manifest:media-type="text/xml" manifest:full-path="Object 2-1/styles.xml"/>
  <manifest:file-entry manifest:media-type="text/xml" manifest:full-path="Object 2-1/meta.xml"/>
  <manifest:file-entry manifest:media-type="application/vnd.oasis.opendocument.chart" manifest:full-path="Object 2-1"/>
  <manifest:file-entry manifest:media-type="text/xml" manifest:full-path="Object 2-2/content.xml"/>
  <manifest:file-entry manifest:media-type="text/xml" manifest:full-path="Object 2-2/styles.xml"/>
  <manifest:file-entry manifest:media-type="text/xml" manifest:full-path="Object 2-2/meta.xml"/>
  <manifest:file-entry manifest:media-type="application/vnd.oasis.opendocument.chart" manifest:full-path="Object 2-2"/>
  <manifest:file-entry manifest:media-type="text/xml" manifest:full-path="Object 3-0/content.xml"/>
  <manifest:file-entry manifest:media-type="text/xml" manifest:full-path="Object 3-0/styles.xml"/>
  <manifest:file-entry manifest:media-type="text/xml" manifest:full-path="Object 3-0/meta.xml"/>
  <manifest:file-entry manifest:media-type="application/vnd.oasis.opendocument.chart" manifest:full-path="Object 3-0"/>
  <manifest:file-entry manifest:media-type="text/xml" manifest:full-path="Object 3-1/content.xml"/>
  <manifest:file-entry manifest:media-type="text/xml" manifest:full-path="Object 3-1/styles.xml"/>
  <manifest:file-entry manifest:media-type="text/xml" manifest:full-path="Object 3-1/meta.xml"/>
  <manifest:file-entry manifest:media-type="application/vnd.oasis.opendocument.chart" manifest:full-path="Object 3-1"/>
  <manifest:file-entry manifest:media-type="text/xml" manifest:full-path="Object 3-2/content.xml"/>
  <manifest:file-entry manifest:media-type="text/xml" manifest:full-path="Object 3-2/styles.xml"/>
  <manifest:file-entry manifest:media-type="text/xml" manifest:full-path="Object 3-2/meta.xml"/>
  <manifest:file-entry manifest:media-type="application/vnd.oasis.opendocument.chart" manifest:full-path="Object 3-2"/>
  <manifest:file-entry manifest:media-type="text/xml" manifest:full-path="Object 4-0/content.xml"/>
  <manifest:file-entry manifest:media-type="text/xml" manifest:full-path="Object 4-0/styles.xml"/>
  <manifest:file-entry manifest:media-type="text/xml" manifest:full-path="Object 4-0/meta.xml"/>
  <manifest:file-entry manifest:media-type="application/vnd.oasis.opendocument.chart" manifest:full-path="Object 4-0"/>
  <manifest:file-entry manifest:media-type="text/xml" manifest:full-path="Object 5-0/content.xml"/>
  <manifest:file-entry manifest:media-type="text/xml" manifest:full-path="Object 5-0/styles.xml"/>
  <manifest:file-entry manifest:media-type="text/xml" manifest:full-path="Object 5-0/meta.xml"/>
  <manifest:file-entry manifest:media-type="application/vnd.oasis.opendocument.chart" manifest:full-path="Object 5-0"/>
  <manifest:file-entry manifest:media-type="text/xml" manifest:full-path="Object 5-1/content.xml"/>
  <manifest:file-entry manifest:media-type="text/xml" manifest:full-path="Object 5-1/styles.xml"/>
  <manifest:file-entry manifest:media-type="text/xml" manifest:full-path="Object 5-1/meta.xml"/>
  <manifest:file-entry manifest:media-type="application/vnd.oasis.opendocument.chart" manifest:full-path="Object 5-1"/>
  <manifest:file-entry manifest:media-type="text/xml" manifest:full-path="Object 5-2/content.xml"/>
  <manifest:file-entry manifest:media-type="text/xml" manifest:full-path="Object 5-2/styles.xml"/>
  <manifest:file-entry manifest:media-type="text/xml" manifest:full-path="Object 5-2/meta.xml"/>
  <manifest:file-entry manifest:media-type="application/vnd.oasis.opendocument.chart" manifest:full-path="Object 5-2"/>
  <manifest:file-entry manifest:media-type="text/xml" manifest:full-path="Object 6-0/content.xml"/>
  <manifest:file-entry manifest:media-type="text/xml" manifest:full-path="Object 6-0/styles.xml"/>
  <manifest:file-entry manifest:media-type="text/xml" manifest:full-path="Object 6-0/meta.xml"/>
  <manifest:file-entry manifest:media-type="application/vnd.oasis.opendocument.chart" manifest:full-path="Object 6-0"/>
  <manifest:file-entry manifest:media-type="text/xml" manifest:full-path="Object 7-0/content.xml"/>
  <manifest:file-entry manifest:media-type="text/xml" manifest:full-path="Object 7-0/styles.xml"/>
  <manifest:file-entry manifest:media-type="text/xml" manifest:full-path="Object 7-0/meta.xml"/>
  <manifest:file-entry manifest:media-type="application/vnd.oasis.opendocument.chart" manifest:full-path="Object 7-0"/>
  <manifest:file-entry manifest:media-type="text/xml" manifest:full-path="Object 7-1/content.xml"/>
  <manifest:file-entry manifest:media-type="text/xml" manifest:full-path="Object 7-1/styles.xml"/>
  <manifest:file-entry manifest:media-type="text/xml" manifest:full-path="Object 7-1/meta.xml"/>
  <manifest:file-entry manifest:media-type="application/vnd.oasis.opendocument.chart" manifest:full-path="Object 7-1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71875in"/>
    </style:style>
    <style:style style:name="co3" style:family="table-column">
      <style:table-column-properties fo:break-before="auto" style:column-width="0.9166666666666666in"/>
    </style:style>
    <style:style style:name="co4" style:family="table-column">
      <style:table-column-properties fo:break-before="auto" style:column-width="1.958333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30208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5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37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5520833333333333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2291666666666667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0833333333333334in" fo:break-before="auto" style:use-optimal-row-height="false"/>
    </style:style>
    <style:style style:name="ro8" style:family="table-row">
      <style:table-row-properties style:row-height="0.07291666666666667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ta1" style:family="table" style:master-page-name="PageStyle_5f_Branco">
      <style:table-properties table:display="true" style:writing-mode="lr-tb"/>
    </style:style>
    <style:style style:name="ta2" style:family="table" style:master-page-name="PageStyle_5f_Exemplo 1">
      <style:table-properties table:display="true" style:writing-mode="lr-tb"/>
    </style:style>
    <style:style style:name="ta3" style:family="table" style:master-page-name="PageStyle_5f_Exemplo 2">
      <style:table-properties table:display="true" style:writing-mode="lr-tb"/>
    </style:style>
    <style:style style:name="ta4" style:family="table" style:master-page-name="PageStyle_5f_Exemplo 3">
      <style:table-properties table:display="true" style:writing-mode="lr-tb"/>
    </style:style>
    <style:style style:name="ta5" style:family="table" style:master-page-name="PageStyle_5f_Exemplo Dias - 1">
      <style:table-properties table:display="true" style:writing-mode="lr-tb"/>
    </style:style>
    <style:style style:name="ta6" style:family="table" style:master-page-name="PageStyle_5f_Exemplo dias - 2">
      <style:table-properties table:display="true" style:writing-mode="lr-tb"/>
    </style:style>
    <style:style style:name="ta7" style:family="table" style:master-page-name="PageStyle_5f_Exemplo Dias FdS ">
      <style:table-properties table:display="true" style:writing-mode="lr-tb"/>
    </style:style>
    <style:style style:name="ta8" style:family="table" style:master-page-name="PageStyle_5f_Ex Dias FdS2">
      <style:table-properties table:display="true" style:writing-mode="lr-tb"/>
    </style:style>
    <style:style style:name="ta9" style:family="table" style:master-page-name="PageStyle_5f_DiasUtei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7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8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7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8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9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Branco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0"/>
        <table:table-row table:number-rows-repeated="1" table:style-name="ro1"/>
        <table:table-row table:style-name="ro2">
          <table:table-cell/>
          <table:table-cell table:style-name="ce21" table:number-columns-spanned="3" table:number-rows-spanned="1" office:value-type="string">
            <text:p>Séries Temporais</text:p>
          </table:table-cell>
          <table:covered-table-cell table:number-columns-repeated="2"/>
          <table:table-cell/>
          <table:table-cell table:style-name="ce24" office:value-type="string">
            <text:p>Medições</text:p>
          </table:table-cell>
        </table:table-row>
        <table:table-row table:style-name="ro2">
          <table:table-cell/>
          <table:table-cell table:style-name="ce25" office:value-type="string">
            <text:p>Vendas</text:p>
          </table:table-cell>
          <table:table-cell table:style-name="ce26"/>
          <table:table-cell table:style-name="ce27"/>
          <table:table-cell/>
          <table:table-cell table:style-name="ce28" office:value-type="string">
            <text:p>Tempo de entrega</text:p>
          </table:table-cell>
        </table:table-row>
        <table:table-row table:style-name="ro2">
          <table:table-cell/>
          <table:table-cell table:style-name="ce29" office:value-type="string">
            <text:p>Assinaturas</text:p>
          </table:table-cell>
          <table:table-cell/>
          <table:table-cell table:style-name="ce30"/>
          <table:table-cell/>
          <table:table-cell table:style-name="ce28" office:value-type="string">
            <text:p>Likes nos produtos</text:p>
          </table:table-cell>
        </table:table-row>
        <table:table-row table:style-name="ro2">
          <table:table-cell/>
          <table:table-cell table:style-name="ce29" office:value-type="string">
            <text:p>Ligaçoes</text:p>
          </table:table-cell>
          <table:table-cell/>
          <table:table-cell table:style-name="ce31" office:value-type="string">
            <text:p>dia</text:p>
          </table:table-cell>
          <table:table-cell/>
          <table:table-cell table:style-name="ce28" office:value-type="string">
            <text:p>Avaliação dos produtos</text:p>
          </table:table-cell>
        </table:table-row>
        <table:table-row table:style-name="ro2">
          <table:table-cell/>
          <table:table-cell table:style-name="ce29" office:value-type="string">
            <text:p>Reclamações</text:p>
          </table:table-cell>
          <table:table-cell table:style-name="ce32" office:value-type="string">
            <text:p>por </text:p>
          </table:table-cell>
          <table:table-cell table:style-name="ce31" office:value-type="string">
            <text:p>semana</text:p>
          </table:table-cell>
          <table:table-cell/>
          <table:table-cell table:style-name="ce28" office:value-type="string">
            <text:p>Altura dos pulos dos gatos</text:p>
          </table:table-cell>
        </table:table-row>
        <table:table-row table:style-name="ro2">
          <table:table-cell/>
          <table:table-cell table:style-name="ce29" office:value-type="string">
            <text:p>Instalações</text:p>
          </table:table-cell>
          <table:table-cell/>
          <table:table-cell table:style-name="ce31" office:value-type="string">
            <text:p>mês</text:p>
          </table:table-cell>
          <table:table-cell/>
          <table:table-cell table:style-name="ce33" office:value-type="string">
            <text:p>Quantidade de ração comida</text:p>
          </table:table-cell>
        </table:table-row>
        <table:table-row table:style-name="ro2">
          <table:table-cell/>
          <table:table-cell table:style-name="ce29" office:value-type="string">
            <text:p>Livros lidos</text:p>
          </table:table-cell>
          <table:table-cell/>
          <table:table-cell table:style-name="ce31" office:value-type="string">
            <text:p>ano</text:p>
          </table:table-cell>
        </table:table-row>
        <table:table-row table:style-name="ro2">
          <table:table-cell/>
          <table:table-cell table:style-name="ce34" office:value-type="string">
            <text:p>Emails</text:p>
          </table:table-cell>
          <table:table-cell table:style-name="ce35"/>
          <table:table-cell table:style-name="ce36"/>
          <table:table-cell/>
          <table:table-cell table:style-name="ce32"/>
        </table:table-row>
      </table:table>
      <table:table table:name="Exemplo 1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5" table:default-cell-style-name="ce15" table:number-columns-repeated="254"/>
        <table:table-row table:style-name="ro2">
          <table:table-cell table:style-name="ce37" office:value-type="string">
            <text:p>Mês</text:p>
          </table:table-cell>
          <table:table-cell table:style-name="ce37" office:value-type="string">
            <text:p>Vendas em mil R$</text:p>
          </table:table-cell>
          <table:table-cell table:style-name="ce38" office:value-type="string">
            <text:p>Aumento das Vendas</text:p>
          </table:table-cell>
          <table:table-cell table:style-name="ce38" office:value-type="string">
            <text:p>Aceleração das Vendas</text:p>
          </table:table-cell>
          <table:table-cell>
            <draw:frame table:end-cell-address="Exemplo 1.M7" svg:x="0.48cm" svg:y="0.08cm" svg:width="23.31cm" svg:height="3.78cm" draw:z-index="0" draw:name="Chart 1" draw:style-name="gr2">
              <draw:object draw:notify-on-update-of-ranges="'Exemplo 1'.B2:'Exemplo 1'.B25 " xlink:href="./Object 1-0" xlink:type="simple" xlink:show="embed" xlink:actuate="onLoad"/>
              <draw:image xlink:href="./ObjectReplacements/Object 1-0" xlink:show="embed" xlink:actuate="onLoad"/>
            </draw:frame>
          </table:table-cell>
        </table:table-row>
        <table:table-row table:style-name="ro2">
          <table:table-cell table:style-name="ce39" office:value-type="date" office:date-value="2014-01-01T00:00:00">
            <text:p>1-Jan-2014</text:p>
          </table:table-cell>
          <table:table-cell table:style-name="ce32" office:value-type="float" office:value="10">
            <text:p>10</text:p>
          </table:table-cell>
          <table:table-cell table:formula="of:=[.B3]-[.B2]" office:value-type="string">
            <text:p>10</text:p>
          </table:table-cell>
          <table:table-cell table:formula="of:=[.C3]-[.C2]" office:value-type="string">
            <text:p>3</text:p>
          </table:table-cell>
        </table:table-row>
        <table:table-row table:style-name="ro2">
          <table:table-cell table:style-name="ce39" office:value-type="date" office:date-value="2014-02-01T00:00:00">
            <text:p>1-Feb-2014</text:p>
          </table:table-cell>
          <table:table-cell office:value-type="float" office:value="20">
            <text:p>20</text:p>
          </table:table-cell>
          <table:table-cell table:formula="of:=[.B4]-[.B3]" office:value-type="string">
            <text:p>13</text:p>
          </table:table-cell>
          <table:table-cell table:formula="of:=[.C4]-[.C3]" office:value-type="string">
            <text:p>1</text:p>
          </table:table-cell>
        </table:table-row>
        <table:table-row table:style-name="ro2">
          <table:table-cell table:style-name="ce39" office:value-type="date" office:date-value="2014-03-01T00:00:00">
            <text:p>1-Mar-2014</text:p>
          </table:table-cell>
          <table:table-cell office:value-type="float" office:value="33">
            <text:p>33</text:p>
          </table:table-cell>
          <table:table-cell table:formula="of:=[.B5]-[.B4]" office:value-type="string">
            <text:p>14</text:p>
          </table:table-cell>
          <table:table-cell table:formula="of:=[.C5]-[.C4]" office:value-type="string">
            <text:p>2</text:p>
          </table:table-cell>
        </table:table-row>
        <table:table-row table:style-name="ro2">
          <table:table-cell table:style-name="ce39" office:value-type="date" office:date-value="2014-04-01T00:00:00">
            <text:p>1-Apr-2014</text:p>
          </table:table-cell>
          <table:table-cell office:value-type="float" office:value="47">
            <text:p>47</text:p>
          </table:table-cell>
          <table:table-cell table:formula="of:=[.B6]-[.B5]" office:value-type="string">
            <text:p>16</text:p>
          </table:table-cell>
          <table:table-cell table:formula="of:=[.C6]-[.C5]" office:value-type="string">
            <text:p>2</text:p>
          </table:table-cell>
        </table:table-row>
        <table:table-row table:style-name="ro2">
          <table:table-cell table:style-name="ce39" office:value-type="date" office:date-value="2014-05-01T00:00:00">
            <text:p>1-May-2014</text:p>
          </table:table-cell>
          <table:table-cell office:value-type="float" office:value="63">
            <text:p>63</text:p>
          </table:table-cell>
          <table:table-cell table:formula="of:=[.B7]-[.B6]" office:value-type="string">
            <text:p>18</text:p>
          </table:table-cell>
          <table:table-cell table:formula="of:=[.C7]-[.C6]" office:value-type="string">
            <text:p>2</text:p>
          </table:table-cell>
        </table:table-row>
        <table:table-row table:style-name="ro2">
          <table:table-cell table:style-name="ce39" office:value-type="date" office:date-value="2014-06-01T00:00:00">
            <text:p>1-Jun-2014</text:p>
          </table:table-cell>
          <table:table-cell office:value-type="float" office:value="81">
            <text:p>81</text:p>
          </table:table-cell>
          <table:table-cell table:formula="of:=[.B8]-[.B7]" office:value-type="string">
            <text:p>20</text:p>
          </table:table-cell>
          <table:table-cell table:formula="of:=[.C8]-[.C7]" office:value-type="string">
            <text:p>3</text:p>
          </table:table-cell>
        </table:table-row>
        <table:table-row table:style-name="ro2">
          <table:table-cell table:style-name="ce39" office:value-type="date" office:date-value="2014-07-01T00:00:00">
            <text:p>1-Jul-2014</text:p>
          </table:table-cell>
          <table:table-cell office:value-type="float" office:value="101">
            <text:p>101</text:p>
          </table:table-cell>
          <table:table-cell table:formula="of:=[.B9]-[.B8]" office:value-type="string">
            <text:p>23</text:p>
          </table:table-cell>
          <table:table-cell table:formula="of:=[.C9]-[.C8]" office:value-type="string">
            <text:p>1</text:p>
          </table:table-cell>
          <table:table-cell>
            <draw:frame table:end-cell-address="Exemplo 1.M16" svg:x="0.45cm" svg:y="0.13cm" svg:width="23.26cm" svg:height="4.58cm" draw:z-index="1" draw:name="Chart 2" draw:style-name="gr3">
              <draw:object draw:notify-on-update-of-ranges="'Exemplo 1'.C2:'Exemplo 1'.C24 " xlink:href="./Object 1-1" xlink:type="simple" xlink:show="embed" xlink:actuate="onLoad"/>
              <draw:image xlink:href="./ObjectReplacements/Object 1-1" xlink:show="embed" xlink:actuate="onLoad"/>
            </draw:frame>
          </table:table-cell>
        </table:table-row>
        <table:table-row table:style-name="ro2">
          <table:table-cell table:style-name="ce39" office:value-type="date" office:date-value="2014-08-01T00:00:00">
            <text:p>1-Aug-2014</text:p>
          </table:table-cell>
          <table:table-cell office:value-type="float" office:value="124">
            <text:p>124</text:p>
          </table:table-cell>
          <table:table-cell table:formula="of:=[.B10]-[.B9]" office:value-type="string">
            <text:p>24</text:p>
          </table:table-cell>
          <table:table-cell table:formula="of:=[.C10]-[.C9]" office:value-type="string">
            <text:p>2</text:p>
          </table:table-cell>
        </table:table-row>
        <table:table-row table:style-name="ro2">
          <table:table-cell table:style-name="ce39" office:value-type="date" office:date-value="2014-09-01T00:00:00">
            <text:p>1-Sep-2014</text:p>
          </table:table-cell>
          <table:table-cell office:value-type="float" office:value="148">
            <text:p>148</text:p>
          </table:table-cell>
          <table:table-cell table:formula="of:=[.B11]-[.B10]" office:value-type="string">
            <text:p>26</text:p>
          </table:table-cell>
          <table:table-cell table:formula="of:=[.C11]-[.C10]" office:value-type="string">
            <text:p>1</text:p>
          </table:table-cell>
        </table:table-row>
        <table:table-row table:style-name="ro2">
          <table:table-cell table:style-name="ce39" office:value-type="date" office:date-value="2014-10-01T00:00:00">
            <text:p>1-Oct-2014</text:p>
          </table:table-cell>
          <table:table-cell office:value-type="float" office:value="174">
            <text:p>174</text:p>
          </table:table-cell>
          <table:table-cell table:formula="of:=[.B12]-[.B11]" office:value-type="string">
            <text:p>27</text:p>
          </table:table-cell>
          <table:table-cell table:formula="of:=[.C12]-[.C11]" office:value-type="string">
            <text:p>2</text:p>
          </table:table-cell>
        </table:table-row>
        <table:table-row table:style-name="ro2">
          <table:table-cell table:style-name="ce39" office:value-type="date" office:date-value="2014-11-01T00:00:00">
            <text:p>1-Nov-2014</text:p>
          </table:table-cell>
          <table:table-cell office:value-type="float" office:value="201">
            <text:p>201</text:p>
          </table:table-cell>
          <table:table-cell table:formula="of:=[.B13]-[.B12]" office:value-type="string">
            <text:p>29</text:p>
          </table:table-cell>
          <table:table-cell table:formula="of:=[.C13]-[.C12]" office:value-type="string">
            <text:p>2</text:p>
          </table:table-cell>
        </table:table-row>
        <table:table-row table:style-name="ro2">
          <table:table-cell table:style-name="ce39" office:value-type="date" office:date-value="2014-12-01T00:00:00">
            <text:p>1-Dec-2014</text:p>
          </table:table-cell>
          <table:table-cell office:value-type="float" office:value="230">
            <text:p>230</text:p>
          </table:table-cell>
          <table:table-cell table:formula="of:=[.B14]-[.B13]" office:value-type="string">
            <text:p>31</text:p>
          </table:table-cell>
          <table:table-cell table:formula="of:=[.C14]-[.C13]" office:value-type="string">
            <text:p>1</text:p>
          </table:table-cell>
        </table:table-row>
        <table:table-row table:style-name="ro2">
          <table:table-cell table:style-name="ce39" office:value-type="date" office:date-value="2015-01-01T00:00:00">
            <text:p>1-Jan-2015</text:p>
          </table:table-cell>
          <table:table-cell office:value-type="float" office:value="261">
            <text:p>261</text:p>
          </table:table-cell>
          <table:table-cell table:formula="of:=[.B15]-[.B14]" office:value-type="string">
            <text:p>32</text:p>
          </table:table-cell>
          <table:table-cell table:formula="of:=[.C15]-[.C14]" office:value-type="string">
            <text:p>1</text:p>
          </table:table-cell>
        </table:table-row>
        <table:table-row table:style-name="ro2">
          <table:table-cell table:style-name="ce39" office:value-type="date" office:date-value="2015-02-01T00:00:00">
            <text:p>1-Feb-2015</text:p>
          </table:table-cell>
          <table:table-cell office:value-type="float" office:value="293">
            <text:p>293</text:p>
          </table:table-cell>
          <table:table-cell table:formula="of:=[.B16]-[.B15]" office:value-type="string">
            <text:p>33</text:p>
          </table:table-cell>
          <table:table-cell table:formula="of:=[.C16]-[.C15]" office:value-type="string">
            <text:p>3</text:p>
          </table:table-cell>
        </table:table-row>
        <table:table-row table:style-name="ro2">
          <table:table-cell table:style-name="ce39" office:value-type="date" office:date-value="2015-03-01T00:00:00">
            <text:p>1-Mar-2015</text:p>
          </table:table-cell>
          <table:table-cell office:value-type="float" office:value="326">
            <text:p>326</text:p>
          </table:table-cell>
          <table:table-cell table:formula="of:=[.B17]-[.B16]" office:value-type="string">
            <text:p>36</text:p>
          </table:table-cell>
          <table:table-cell table:formula="of:=[.C17]-[.C16]" office:value-type="string">
            <text:p>2</text:p>
          </table:table-cell>
          <table:table-cell>
            <draw:frame table:end-cell-address="Exemplo 1.K26" svg:x="0.45cm" svg:y="0.4cm" svg:width="15.69cm" svg:height="5.48cm" draw:z-index="2" draw:name="Chart 3" draw:style-name="gr4">
              <draw:object draw:notify-on-update-of-ranges="'Exemplo 1'.D2:'Exemplo 1'.D23 " xlink:href="./Object 1-2" xlink:type="simple" xlink:show="embed" xlink:actuate="onLoad"/>
              <draw:image xlink:href="./ObjectReplacements/Object 1-2" xlink:show="embed" xlink:actuate="onLoad"/>
            </draw:frame>
          </table:table-cell>
        </table:table-row>
        <table:table-row table:style-name="ro2">
          <table:table-cell table:style-name="ce39" office:value-type="date" office:date-value="2015-04-01T00:00:00">
            <text:p>1-Apr-2015</text:p>
          </table:table-cell>
          <table:table-cell office:value-type="float" office:value="362">
            <text:p>362</text:p>
          </table:table-cell>
          <table:table-cell table:formula="of:=[.B18]-[.B17]" office:value-type="string">
            <text:p>38</text:p>
          </table:table-cell>
          <table:table-cell table:formula="of:=[.C18]-[.C17]" office:value-type="string">
            <text:p>2</text:p>
          </table:table-cell>
        </table:table-row>
        <table:table-row table:style-name="ro2">
          <table:table-cell table:style-name="ce39" office:value-type="date" office:date-value="2015-05-01T00:00:00">
            <text:p>1-May-2015</text:p>
          </table:table-cell>
          <table:table-cell office:value-type="float" office:value="400">
            <text:p>400</text:p>
          </table:table-cell>
          <table:table-cell table:formula="of:=[.B19]-[.B18]" office:value-type="string">
            <text:p>40</text:p>
          </table:table-cell>
          <table:table-cell table:formula="of:=[.C19]-[.C18]" office:value-type="string">
            <text:p>3</text:p>
          </table:table-cell>
        </table:table-row>
        <table:table-row table:style-name="ro2">
          <table:table-cell table:style-name="ce39" office:value-type="date" office:date-value="2015-06-01T00:00:00">
            <text:p>1-Jun-2015</text:p>
          </table:table-cell>
          <table:table-cell office:value-type="float" office:value="440">
            <text:p>440</text:p>
          </table:table-cell>
          <table:table-cell table:formula="of:=[.B20]-[.B19]" office:value-type="string">
            <text:p>43</text:p>
          </table:table-cell>
          <table:table-cell table:formula="of:=[.C20]-[.C19]" office:value-type="string">
            <text:p>1</text:p>
          </table:table-cell>
        </table:table-row>
        <table:table-row table:style-name="ro2">
          <table:table-cell table:style-name="ce39" office:value-type="date" office:date-value="2015-07-01T00:00:00">
            <text:p>1-Jul-2015</text:p>
          </table:table-cell>
          <table:table-cell office:value-type="float" office:value="483">
            <text:p>483</text:p>
          </table:table-cell>
          <table:table-cell table:formula="of:=[.B21]-[.B20]" office:value-type="string">
            <text:p>44</text:p>
          </table:table-cell>
          <table:table-cell table:formula="of:=[.C21]-[.C20]" office:value-type="string">
            <text:p>2</text:p>
          </table:table-cell>
        </table:table-row>
        <table:table-row table:style-name="ro2">
          <table:table-cell table:style-name="ce39" office:value-type="date" office:date-value="2015-08-01T00:00:00">
            <text:p>1-Aug-2015</text:p>
          </table:table-cell>
          <table:table-cell office:value-type="float" office:value="527">
            <text:p>527</text:p>
          </table:table-cell>
          <table:table-cell table:formula="of:=[.B22]-[.B21]" office:value-type="string">
            <text:p>46</text:p>
          </table:table-cell>
          <table:table-cell table:formula="of:=[.C22]-[.C21]" office:value-type="string">
            <text:p>2</text:p>
          </table:table-cell>
        </table:table-row>
        <table:table-row table:style-name="ro2">
          <table:table-cell table:style-name="ce39" office:value-type="date" office:date-value="2015-09-01T00:00:00">
            <text:p>1-Sep-2015</text:p>
          </table:table-cell>
          <table:table-cell office:value-type="float" office:value="573">
            <text:p>573</text:p>
          </table:table-cell>
          <table:table-cell table:formula="of:=[.B23]-[.B22]" office:value-type="string">
            <text:p>48</text:p>
          </table:table-cell>
          <table:table-cell table:formula="of:=[.C23]-[.C22]" office:value-type="string">
            <text:p>1</text:p>
          </table:table-cell>
        </table:table-row>
        <table:table-row table:style-name="ro2">
          <table:table-cell table:style-name="ce39" office:value-type="date" office:date-value="2015-10-01T00:00:00">
            <text:p>1-Oct-2015</text:p>
          </table:table-cell>
          <table:table-cell office:value-type="float" office:value="621">
            <text:p>621</text:p>
          </table:table-cell>
          <table:table-cell table:formula="of:=[.B24]-[.B23]" office:value-type="string">
            <text:p>49</text:p>
          </table:table-cell>
          <table:table-cell table:formula="of:=[.C24]-[.C23]" office:value-type="string">
            <text:p>2</text:p>
          </table:table-cell>
        </table:table-row>
        <table:table-row table:style-name="ro2">
          <table:table-cell table:style-name="ce39" office:value-type="date" office:date-value="2015-11-01T00:00:00">
            <text:p>1-Nov-2015</text:p>
          </table:table-cell>
          <table:table-cell office:value-type="float" office:value="670">
            <text:p>670</text:p>
          </table:table-cell>
          <table:table-cell table:formula="of:=[.B25]-[.B24]" office:value-type="string">
            <text:p>51</text:p>
          </table:table-cell>
        </table:table-row>
        <table:table-row table:style-name="ro2">
          <table:table-cell table:style-name="ce39" office:value-type="date" office:date-value="2015-12-01T00:00:00">
            <text:p>1-Dec-2015</text:p>
          </table:table-cell>
          <table:table-cell office:value-type="float" office:value="721">
            <text:p>721</text:p>
          </table:table-cell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</table:table>
      <table:table table:name="Exemplo 2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7" table:default-cell-style-name="ce15" table:number-columns-repeated="254"/>
        <table:table-row table:style-name="ro2">
          <table:table-cell table:style-name="ce37" office:value-type="string">
            <text:p>Mês</text:p>
          </table:table-cell>
          <table:table-cell table:style-name="ce38" office:value-type="string">
            <text:p>Assinatura Newsletter</text:p>
          </table:table-cell>
          <table:table-cell table:style-name="ce38" office:value-type="string">
            <text:p>Aumento no No de Assinantes</text:p>
          </table:table-cell>
          <table:table-cell table:style-name="ce38" office:value-type="string">
            <text:p>Aceleração no No de Assiantes das Newsletter</text:p>
          </table:table-cell>
          <table:table-cell>
            <draw:frame table:end-cell-address="Exemplo 2.M10" svg:x="0.16cm" svg:y="0cm" svg:width="23.18cm" svg:height="5.13cm" draw:z-index="0" draw:name="Chart 4" draw:style-name="gr3">
              <draw:object draw:notify-on-update-of-ranges="'Exemplo 2'.B2:'Exemplo 2'.B25 " xlink:href="./Object 2-0" xlink:type="simple" xlink:show="embed" xlink:actuate="onLoad"/>
              <draw:image xlink:href="./ObjectReplacements/Object 2-0" xlink:show="embed" xlink:actuate="onLoad"/>
            </draw:frame>
          </table:table-cell>
        </table:table-row>
        <table:table-row table:style-name="ro2">
          <table:table-cell table:style-name="ce39" office:value-type="date" office:date-value="2014-01-01T00:00:00">
            <text:p>1-Jan-2014</text:p>
          </table:table-cell>
          <table:table-cell table:style-name="ce40" office:value-type="float" office:value="0">
            <text:p>0</text:p>
          </table:table-cell>
          <table:table-cell table:formula="of:=[.B3]-[.B2]" office:value-type="string">
            <text:p>10</text:p>
          </table:table-cell>
          <table:table-cell table:formula="of:=[.C3]-[.C2]" office:value-type="string">
            <text:p>1</text:p>
          </table:table-cell>
        </table:table-row>
        <table:table-row table:style-name="ro2">
          <table:table-cell table:style-name="ce39" office:value-type="date" office:date-value="2014-02-01T00:00:00">
            <text:p>1-Feb-2014</text:p>
          </table:table-cell>
          <table:table-cell table:style-name="ce40" office:value-type="float" office:value="10">
            <text:p>10</text:p>
          </table:table-cell>
          <table:table-cell table:formula="of:=[.B4]-[.B3]" office:value-type="string">
            <text:p>11</text:p>
          </table:table-cell>
          <table:table-cell table:formula="of:=[.C4]-[.C3]" office:value-type="string">
            <text:p>2</text:p>
          </table:table-cell>
        </table:table-row>
        <table:table-row table:style-name="ro2">
          <table:table-cell table:style-name="ce39" office:value-type="date" office:date-value="2014-03-01T00:00:00">
            <text:p>1-Mar-2014</text:p>
          </table:table-cell>
          <table:table-cell table:style-name="ce40" office:value-type="float" office:value="21">
            <text:p>21</text:p>
          </table:table-cell>
          <table:table-cell table:formula="of:=[.B5]-[.B4]" office:value-type="string">
            <text:p>13</text:p>
          </table:table-cell>
          <table:table-cell table:formula="of:=[.C5]-[.C4]" office:value-type="string">
            <text:p>2</text:p>
          </table:table-cell>
        </table:table-row>
        <table:table-row table:style-name="ro2">
          <table:table-cell table:style-name="ce39" office:value-type="date" office:date-value="2014-04-01T00:00:00">
            <text:p>1-Apr-2014</text:p>
          </table:table-cell>
          <table:table-cell table:style-name="ce40" office:value-type="float" office:value="34">
            <text:p>34</text:p>
          </table:table-cell>
          <table:table-cell table:formula="of:=[.B6]-[.B5]" office:value-type="string">
            <text:p>15</text:p>
          </table:table-cell>
          <table:table-cell table:formula="of:=[.C6]-[.C5]" office:value-type="string">
            <text:p>2</text:p>
          </table:table-cell>
        </table:table-row>
        <table:table-row table:style-name="ro2">
          <table:table-cell table:style-name="ce39" office:value-type="date" office:date-value="2014-05-01T00:00:00">
            <text:p>1-May-2014</text:p>
          </table:table-cell>
          <table:table-cell table:style-name="ce40" office:value-type="float" office:value="49">
            <text:p>49</text:p>
          </table:table-cell>
          <table:table-cell table:formula="of:=[.B7]-[.B6]" office:value-type="string">
            <text:p>17</text:p>
          </table:table-cell>
          <table:table-cell table:formula="of:=[.C7]-[.C6]" office:value-type="string">
            <text:p>2</text:p>
          </table:table-cell>
        </table:table-row>
        <table:table-row table:style-name="ro2">
          <table:table-cell table:style-name="ce39" office:value-type="date" office:date-value="2014-06-01T00:00:00">
            <text:p>1-Jun-2014</text:p>
          </table:table-cell>
          <table:table-cell table:style-name="ce40" office:value-type="float" office:value="66">
            <text:p>66</text:p>
          </table:table-cell>
          <table:table-cell table:formula="of:=[.B8]-[.B7]" office:value-type="string">
            <text:p>19</text:p>
          </table:table-cell>
          <table:table-cell table:formula="of:=[.C8]-[.C7]" office:value-type="string">
            <text:p>3</text:p>
          </table:table-cell>
        </table:table-row>
        <table:table-row table:style-name="ro2">
          <table:table-cell table:style-name="ce39" office:value-type="date" office:date-value="2014-07-01T00:00:00">
            <text:p>1-Jul-2014</text:p>
          </table:table-cell>
          <table:table-cell table:style-name="ce40" office:value-type="float" office:value="85">
            <text:p>85</text:p>
          </table:table-cell>
          <table:table-cell table:formula="of:=[.B9]-[.B8]" office:value-type="string">
            <text:p>22</text:p>
          </table:table-cell>
          <table:table-cell table:formula="of:=[.C9]-[.C8]" office:value-type="string">
            <text:p>3</text:p>
          </table:table-cell>
        </table:table-row>
        <table:table-row table:style-name="ro2">
          <table:table-cell table:style-name="ce39" office:value-type="date" office:date-value="2014-08-01T00:00:00">
            <text:p>1-Aug-2014</text:p>
          </table:table-cell>
          <table:table-cell table:style-name="ce40" office:value-type="float" office:value="107">
            <text:p>107</text:p>
          </table:table-cell>
          <table:table-cell table:formula="of:=[.B10]-[.B9]" office:value-type="string">
            <text:p>25</text:p>
          </table:table-cell>
          <table:table-cell table:formula="of:=[.C10]-[.C9]" office:value-type="string">
            <text:p>3</text:p>
          </table:table-cell>
        </table:table-row>
        <table:table-row table:style-name="ro2">
          <table:table-cell table:style-name="ce39" office:value-type="date" office:date-value="2014-09-01T00:00:00">
            <text:p>1-Sep-2014</text:p>
          </table:table-cell>
          <table:table-cell table:style-name="ce40" office:value-type="float" office:value="132">
            <text:p>132</text:p>
          </table:table-cell>
          <table:table-cell table:formula="of:=[.B11]-[.B10]" office:value-type="string">
            <text:p>28</text:p>
          </table:table-cell>
          <table:table-cell table:formula="of:=[.C11]-[.C10]" office:value-type="string">
            <text:p>2</text:p>
          </table:table-cell>
          <table:table-cell>
            <draw:frame table:end-cell-address="Exemplo 2.M18" svg:x="0.32cm" svg:y="0.26cm" svg:width="22.81cm" svg:height="4.5cm" draw:z-index="1" draw:name="Chart 5" draw:style-name="gr4">
              <draw:object draw:notify-on-update-of-ranges="'Exemplo 2'.C2:'Exemplo 2'.C24 " xlink:href="./Object 2-1" xlink:type="simple" xlink:show="embed" xlink:actuate="onLoad"/>
              <draw:image xlink:href="./ObjectReplacements/Object 2-1" xlink:show="embed" xlink:actuate="onLoad"/>
            </draw:frame>
          </table:table-cell>
        </table:table-row>
        <table:table-row table:style-name="ro2">
          <table:table-cell table:style-name="ce39" office:value-type="date" office:date-value="2014-10-01T00:00:00">
            <text:p>1-Oct-2014</text:p>
          </table:table-cell>
          <table:table-cell table:style-name="ce40" office:value-type="float" office:value="160">
            <text:p>160</text:p>
          </table:table-cell>
          <table:table-cell table:formula="of:=[.B12]-[.B11]" office:value-type="string">
            <text:p>30</text:p>
          </table:table-cell>
          <table:table-cell table:formula="of:=[.C12]-[.C11]" office:value-type="string">
            <text:p>1</text:p>
          </table:table-cell>
        </table:table-row>
        <table:table-row table:style-name="ro2">
          <table:table-cell table:style-name="ce39" office:value-type="date" office:date-value="2014-11-01T00:00:00">
            <text:p>1-Nov-2014</text:p>
          </table:table-cell>
          <table:table-cell table:style-name="ce40" office:value-type="float" office:value="190">
            <text:p>190</text:p>
          </table:table-cell>
          <table:table-cell table:formula="of:=[.B13]-[.B12]" office:value-type="string">
            <text:p>31</text:p>
          </table:table-cell>
          <table:table-cell table:formula="of:=[.C13]-[.C12]" office:value-type="string">
            <text:p>0</text:p>
          </table:table-cell>
        </table:table-row>
        <table:table-row table:style-name="ro2">
          <table:table-cell table:style-name="ce39" office:value-type="date" office:date-value="2014-12-01T00:00:00">
            <text:p>1-Dec-2014</text:p>
          </table:table-cell>
          <table:table-cell table:style-name="ce40" office:value-type="float" office:value="221">
            <text:p>221</text:p>
          </table:table-cell>
          <table:table-cell table:formula="of:=[.B14]-[.B13]" office:value-type="string">
            <text:p>31</text:p>
          </table:table-cell>
          <table:table-cell table:formula="of:=[.C14]-[.C13]" office:value-type="string">
            <text:p>0</text:p>
          </table:table-cell>
        </table:table-row>
        <table:table-row table:style-name="ro2">
          <table:table-cell table:style-name="ce39" office:value-type="date" office:date-value="2015-01-01T00:00:00">
            <text:p>1-Jan-2015</text:p>
          </table:table-cell>
          <table:table-cell table:style-name="ce40" office:value-type="float" office:value="252">
            <text:p>252</text:p>
          </table:table-cell>
          <table:table-cell table:formula="of:=[.B15]-[.B14]" office:value-type="string">
            <text:p>31</text:p>
          </table:table-cell>
          <table:table-cell table:formula="of:=[.C15]-[.C14]" office:value-type="string">
            <text:p>-1</text:p>
          </table:table-cell>
        </table:table-row>
        <table:table-row table:style-name="ro2">
          <table:table-cell table:style-name="ce39" office:value-type="date" office:date-value="2015-02-01T00:00:00">
            <text:p>1-Feb-2015</text:p>
          </table:table-cell>
          <table:table-cell table:style-name="ce40" office:value-type="float" office:value="283">
            <text:p>283</text:p>
          </table:table-cell>
          <table:table-cell table:formula="of:=[.B16]-[.B15]" office:value-type="string">
            <text:p>30</text:p>
          </table:table-cell>
          <table:table-cell table:formula="of:=[.C16]-[.C15]" office:value-type="string">
            <text:p>-2</text:p>
          </table:table-cell>
        </table:table-row>
        <table:table-row table:style-name="ro2">
          <table:table-cell table:style-name="ce39" office:value-type="date" office:date-value="2015-03-01T00:00:00">
            <text:p>1-Mar-2015</text:p>
          </table:table-cell>
          <table:table-cell table:style-name="ce40" office:value-type="float" office:value="313">
            <text:p>313</text:p>
          </table:table-cell>
          <table:table-cell table:formula="of:=[.B17]-[.B16]" office:value-type="string">
            <text:p>28</text:p>
          </table:table-cell>
          <table:table-cell table:formula="of:=[.C17]-[.C16]" office:value-type="string">
            <text:p>-2</text:p>
          </table:table-cell>
        </table:table-row>
        <table:table-row table:style-name="ro2">
          <table:table-cell table:style-name="ce39" office:value-type="date" office:date-value="2015-04-01T00:00:00">
            <text:p>1-Apr-2015</text:p>
          </table:table-cell>
          <table:table-cell table:style-name="ce40" office:value-type="float" office:value="341">
            <text:p>341</text:p>
          </table:table-cell>
          <table:table-cell table:formula="of:=[.B18]-[.B17]" office:value-type="string">
            <text:p>26</text:p>
          </table:table-cell>
          <table:table-cell table:formula="of:=[.C18]-[.C17]" office:value-type="string">
            <text:p>-3</text:p>
          </table:table-cell>
        </table:table-row>
        <table:table-row table:style-name="ro2">
          <table:table-cell table:style-name="ce39" office:value-type="date" office:date-value="2015-05-01T00:00:00">
            <text:p>1-May-2015</text:p>
          </table:table-cell>
          <table:table-cell table:style-name="ce40" office:value-type="float" office:value="367">
            <text:p>367</text:p>
          </table:table-cell>
          <table:table-cell table:formula="of:=[.B19]-[.B18]" office:value-type="string">
            <text:p>23</text:p>
          </table:table-cell>
          <table:table-cell table:formula="of:=[.C19]-[.C18]" office:value-type="string">
            <text:p>-3</text:p>
          </table:table-cell>
          <table:table-cell>
            <draw:frame table:end-cell-address="Exemplo 2.J27" svg:x="0.32cm" svg:y="0.4cm" svg:width="15.05cm" svg:height="4.87cm" draw:z-index="2" draw:name="Chart 6" draw:style-name="gr5">
              <draw:object draw:notify-on-update-of-ranges="'Exemplo 2'.D2:'Exemplo 2'.D23 " xlink:href="./Object 2-2" xlink:type="simple" xlink:show="embed" xlink:actuate="onLoad"/>
              <draw:image xlink:href="./ObjectReplacements/Object 2-2" xlink:show="embed" xlink:actuate="onLoad"/>
            </draw:frame>
          </table:table-cell>
        </table:table-row>
        <table:table-row table:style-name="ro2">
          <table:table-cell table:style-name="ce39" office:value-type="date" office:date-value="2015-06-01T00:00:00">
            <text:p>1-Jun-2015</text:p>
          </table:table-cell>
          <table:table-cell table:style-name="ce40" office:value-type="float" office:value="390">
            <text:p>390</text:p>
          </table:table-cell>
          <table:table-cell table:formula="of:=[.B20]-[.B19]" office:value-type="string">
            <text:p>20</text:p>
          </table:table-cell>
          <table:table-cell table:formula="of:=[.C20]-[.C19]" office:value-type="string">
            <text:p>-4</text:p>
          </table:table-cell>
        </table:table-row>
        <table:table-row table:style-name="ro2">
          <table:table-cell table:style-name="ce39" office:value-type="date" office:date-value="2015-07-01T00:00:00">
            <text:p>1-Jul-2015</text:p>
          </table:table-cell>
          <table:table-cell table:style-name="ce40" office:value-type="float" office:value="410">
            <text:p>410</text:p>
          </table:table-cell>
          <table:table-cell table:formula="of:=[.B21]-[.B20]" office:value-type="string">
            <text:p>16</text:p>
          </table:table-cell>
          <table:table-cell table:formula="of:=[.C21]-[.C20]" office:value-type="string">
            <text:p>-5</text:p>
          </table:table-cell>
        </table:table-row>
        <table:table-row table:style-name="ro2">
          <table:table-cell table:style-name="ce39" office:value-type="date" office:date-value="2015-08-01T00:00:00">
            <text:p>1-Aug-2015</text:p>
          </table:table-cell>
          <table:table-cell table:style-name="ce40" office:value-type="float" office:value="426">
            <text:p>426</text:p>
          </table:table-cell>
          <table:table-cell table:formula="of:=[.B22]-[.B21]" office:value-type="string">
            <text:p>11</text:p>
          </table:table-cell>
          <table:table-cell table:formula="of:=[.C22]-[.C21]" office:value-type="string">
            <text:p>-4</text:p>
          </table:table-cell>
        </table:table-row>
        <table:table-row table:style-name="ro2">
          <table:table-cell table:style-name="ce39" office:value-type="date" office:date-value="2015-09-01T00:00:00">
            <text:p>1-Sep-2015</text:p>
          </table:table-cell>
          <table:table-cell table:style-name="ce40" office:value-type="float" office:value="437">
            <text:p>437</text:p>
          </table:table-cell>
          <table:table-cell table:formula="of:=[.B23]-[.B22]" office:value-type="string">
            <text:p>7</text:p>
          </table:table-cell>
          <table:table-cell table:formula="of:=[.C23]-[.C22]" office:value-type="string">
            <text:p>-2</text:p>
          </table:table-cell>
        </table:table-row>
        <table:table-row table:style-name="ro2">
          <table:table-cell table:style-name="ce39" office:value-type="date" office:date-value="2015-10-01T00:00:00">
            <text:p>1-Oct-2015</text:p>
          </table:table-cell>
          <table:table-cell table:style-name="ce40" office:value-type="float" office:value="444">
            <text:p>444</text:p>
          </table:table-cell>
          <table:table-cell table:formula="of:=[.B24]-[.B23]" office:value-type="string">
            <text:p>5</text:p>
          </table:table-cell>
          <table:table-cell table:formula="of:=[.C24]-[.C23]" office:value-type="string">
            <text:p>0</text:p>
          </table:table-cell>
        </table:table-row>
        <table:table-row table:style-name="ro2">
          <table:table-cell table:style-name="ce39" office:value-type="date" office:date-value="2015-11-01T00:00:00">
            <text:p>1-Nov-2015</text:p>
          </table:table-cell>
          <table:table-cell table:style-name="ce40" office:value-type="float" office:value="449">
            <text:p>449</text:p>
          </table:table-cell>
          <table:table-cell table:formula="of:=[.B25]-[.B24]" office:value-type="string">
            <text:p>5</text:p>
          </table:table-cell>
        </table:table-row>
        <table:table-row table:style-name="ro2">
          <table:table-cell table:style-name="ce39" office:value-type="date" office:date-value="2015-12-01T00:00:00">
            <text:p>1-Dec-2015</text:p>
          </table:table-cell>
          <table:table-cell table:style-name="ce40" office:value-type="float" office:value="454">
            <text:p>454</text:p>
          </table:table-cell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</table:table>
      <table:table table:name="Exemplo 3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37" office:value-type="string">
            <text:p>Mês</text:p>
          </table:table-cell>
          <table:table-cell table:style-name="ce38" office:value-type="string">
            <text:p>Seguidores no Twitter</text:p>
          </table:table-cell>
          <table:table-cell table:style-name="ce41" office:value-type="string">
            <text:p>Aumento nos Seguidores no Twitter</text:p>
          </table:table-cell>
          <table:table-cell table:style-name="ce42" office:value-type="string">
            <text:p>Aceleração de Seguidores no Twitter</text:p>
          </table:table-cell>
          <table:table-cell table:style-name="ce43">
            <draw:frame table:end-cell-address="Exemplo 3.M9" svg:x="0.11cm" svg:y="0cm" svg:width="23.87cm" svg:height="4.87cm" draw:z-index="0" draw:name="Chart 7" draw:style-name="gr4">
              <draw:object draw:notify-on-update-of-ranges="'Exemplo 3'.B2:'Exemplo 3'.B25 " xlink:href="./Object 3-0" xlink:type="simple" xlink:show="embed" xlink:actuate="onLoad"/>
              <draw:image xlink:href="./ObjectReplacements/Object 3-0" xlink:show="embed" xlink:actuate="onLoad"/>
            </draw:frame>
          </table:table-cell>
          <table:table-cell table:style-name="ce43"/>
        </table:table-row>
        <table:table-row table:style-name="ro2">
          <table:table-cell table:style-name="ce39" office:value-type="date" office:date-value="2014-01-01T00:00:00">
            <text:p>1-Jan-2014</text:p>
          </table:table-cell>
          <table:table-cell table:style-name="ce40" office:value-type="float" office:value="0">
            <text:p>0</text:p>
          </table:table-cell>
          <table:table-cell table:style-name="ce44" table:formula="of:=[.B3]-[.B2]" office:value-type="string">
            <text:p>5</text:p>
          </table:table-cell>
          <table:table-cell table:style-name="ce44" table:formula="of:=[.C3]-[.C2]" office:value-type="string">
            <text:p>1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4-02-01T00:00:00">
            <text:p>1-Feb-2014</text:p>
          </table:table-cell>
          <table:table-cell table:style-name="ce40" office:value-type="float" office:value="5">
            <text:p>5</text:p>
          </table:table-cell>
          <table:table-cell table:style-name="ce44" table:formula="of:=[.B4]-[.B3]" office:value-type="string">
            <text:p>6</text:p>
          </table:table-cell>
          <table:table-cell table:style-name="ce44" table:formula="of:=[.C4]-[.C3]" office:value-type="string">
            <text:p>2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4-03-01T00:00:00">
            <text:p>1-Mar-2014</text:p>
          </table:table-cell>
          <table:table-cell table:style-name="ce40" office:value-type="float" office:value="11">
            <text:p>11</text:p>
          </table:table-cell>
          <table:table-cell table:style-name="ce44" table:formula="of:=[.B5]-[.B4]" office:value-type="string">
            <text:p>8</text:p>
          </table:table-cell>
          <table:table-cell table:style-name="ce44" table:formula="of:=[.C5]-[.C4]" office:value-type="string">
            <text:p>-3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4-04-01T00:00:00">
            <text:p>1-Apr-2014</text:p>
          </table:table-cell>
          <table:table-cell table:style-name="ce40" office:value-type="float" office:value="19">
            <text:p>19</text:p>
          </table:table-cell>
          <table:table-cell table:style-name="ce44" table:formula="of:=[.B6]-[.B5]" office:value-type="string">
            <text:p>5</text:p>
          </table:table-cell>
          <table:table-cell table:style-name="ce44" table:formula="of:=[.C6]-[.C5]" office:value-type="string">
            <text:p>0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4-05-01T00:00:00">
            <text:p>1-May-2014</text:p>
          </table:table-cell>
          <table:table-cell table:style-name="ce40" office:value-type="float" office:value="24">
            <text:p>24</text:p>
          </table:table-cell>
          <table:table-cell table:style-name="ce44" table:formula="of:=[.B7]-[.B6]" office:value-type="string">
            <text:p>5</text:p>
          </table:table-cell>
          <table:table-cell table:style-name="ce44" table:formula="of:=[.C7]-[.C6]" office:value-type="string">
            <text:p>-3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4-06-01T00:00:00">
            <text:p>1-Jun-2014</text:p>
          </table:table-cell>
          <table:table-cell table:style-name="ce40" office:value-type="float" office:value="29">
            <text:p>29</text:p>
          </table:table-cell>
          <table:table-cell table:style-name="ce44" table:formula="of:=[.B8]-[.B7]" office:value-type="string">
            <text:p>2</text:p>
          </table:table-cell>
          <table:table-cell table:style-name="ce44" table:formula="of:=[.C8]-[.C7]" office:value-type="string">
            <text:p>4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4-07-01T00:00:00">
            <text:p>1-Jul-2014</text:p>
          </table:table-cell>
          <table:table-cell table:style-name="ce40" office:value-type="float" office:value="31">
            <text:p>31</text:p>
          </table:table-cell>
          <table:table-cell table:style-name="ce44" table:formula="of:=[.B9]-[.B8]" office:value-type="string">
            <text:p>6</text:p>
          </table:table-cell>
          <table:table-cell table:style-name="ce44" table:formula="of:=[.C9]-[.C8]" office:value-type="string">
            <text:p>4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4-08-01T00:00:00">
            <text:p>1-Aug-2014</text:p>
          </table:table-cell>
          <table:table-cell table:style-name="ce40" office:value-type="float" office:value="37">
            <text:p>37</text:p>
          </table:table-cell>
          <table:table-cell table:style-name="ce44" table:formula="of:=[.B10]-[.B9]" office:value-type="string">
            <text:p>10</text:p>
          </table:table-cell>
          <table:table-cell table:style-name="ce44" table:formula="of:=[.C10]-[.C9]" office:value-type="string">
            <text:p>5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4-09-01T00:00:00">
            <text:p>1-Sep-2014</text:p>
          </table:table-cell>
          <table:table-cell table:style-name="ce40" office:value-type="float" office:value="47">
            <text:p>47</text:p>
          </table:table-cell>
          <table:table-cell table:style-name="ce44" table:formula="of:=[.B11]-[.B10]" office:value-type="string">
            <text:p>15</text:p>
          </table:table-cell>
          <table:table-cell table:style-name="ce44" table:formula="of:=[.C11]-[.C10]" office:value-type="string">
            <text:p>2</text:p>
          </table:table-cell>
          <table:table-cell table:style-name="ce44">
            <draw:frame table:end-cell-address="Exemplo 3.M19" svg:x="0.13cm" svg:y="0cm" svg:width="23.73cm" svg:height="5.29cm" draw:z-index="1" draw:name="Chart 8" draw:style-name="gr5">
              <draw:object draw:notify-on-update-of-ranges="'Exemplo 3'.C2:'Exemplo 3'.C24 " xlink:href="./Object 3-1" xlink:type="simple" xlink:show="embed" xlink:actuate="onLoad"/>
              <draw:image xlink:href="./ObjectReplacements/Object 3-1" xlink:show="embed" xlink:actuate="onLoad"/>
            </draw:frame>
          </table:table-cell>
          <table:table-cell table:style-name="ce44"/>
        </table:table-row>
        <table:table-row table:style-name="ro2">
          <table:table-cell table:style-name="ce39" office:value-type="date" office:date-value="2014-10-01T00:00:00">
            <text:p>1-Oct-2014</text:p>
          </table:table-cell>
          <table:table-cell table:style-name="ce40" office:value-type="float" office:value="62">
            <text:p>62</text:p>
          </table:table-cell>
          <table:table-cell table:style-name="ce44" table:formula="of:=[.B12]-[.B11]" office:value-type="string">
            <text:p>17</text:p>
          </table:table-cell>
          <table:table-cell table:style-name="ce44" table:formula="of:=[.C12]-[.C11]" office:value-type="string">
            <text:p>3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4-11-01T00:00:00">
            <text:p>1-Nov-2014</text:p>
          </table:table-cell>
          <table:table-cell table:style-name="ce40" office:value-type="float" office:value="79">
            <text:p>79</text:p>
          </table:table-cell>
          <table:table-cell table:style-name="ce44" table:formula="of:=[.B13]-[.B12]" office:value-type="string">
            <text:p>20</text:p>
          </table:table-cell>
          <table:table-cell table:style-name="ce44" table:formula="of:=[.C13]-[.C12]" office:value-type="string">
            <text:p>0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4-12-01T00:00:00">
            <text:p>1-Dec-2014</text:p>
          </table:table-cell>
          <table:table-cell table:style-name="ce40" office:value-type="float" office:value="99">
            <text:p>99</text:p>
          </table:table-cell>
          <table:table-cell table:style-name="ce44" table:formula="of:=[.B14]-[.B13]" office:value-type="string">
            <text:p>20</text:p>
          </table:table-cell>
          <table:table-cell table:style-name="ce44" table:formula="of:=[.C14]-[.C13]" office:value-type="string">
            <text:p>3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5-01-01T00:00:00">
            <text:p>1-Jan-2015</text:p>
          </table:table-cell>
          <table:table-cell table:style-name="ce40" office:value-type="float" office:value="119">
            <text:p>119</text:p>
          </table:table-cell>
          <table:table-cell table:style-name="ce44" table:formula="of:=[.B15]-[.B14]" office:value-type="string">
            <text:p>23</text:p>
          </table:table-cell>
          <table:table-cell table:style-name="ce44" table:formula="of:=[.C15]-[.C14]" office:value-type="string">
            <text:p>0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5-02-01T00:00:00">
            <text:p>1-Feb-2015</text:p>
          </table:table-cell>
          <table:table-cell table:style-name="ce40" office:value-type="float" office:value="142">
            <text:p>142</text:p>
          </table:table-cell>
          <table:table-cell table:style-name="ce44" table:formula="of:=[.B16]-[.B15]" office:value-type="string">
            <text:p>23</text:p>
          </table:table-cell>
          <table:table-cell table:style-name="ce44" table:formula="of:=[.C16]-[.C15]" office:value-type="string">
            <text:p>-5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5-03-01T00:00:00">
            <text:p>1-Mar-2015</text:p>
          </table:table-cell>
          <table:table-cell table:style-name="ce40" office:value-type="float" office:value="165">
            <text:p>165</text:p>
          </table:table-cell>
          <table:table-cell table:style-name="ce44" table:formula="of:=[.B17]-[.B16]" office:value-type="string">
            <text:p>18</text:p>
          </table:table-cell>
          <table:table-cell table:style-name="ce44" table:formula="of:=[.C17]-[.C16]" office:value-type="string">
            <text:p>2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5-04-01T00:00:00">
            <text:p>1-Apr-2015</text:p>
          </table:table-cell>
          <table:table-cell table:style-name="ce40" office:value-type="float" office:value="183">
            <text:p>183</text:p>
          </table:table-cell>
          <table:table-cell table:style-name="ce44" table:formula="of:=[.B18]-[.B17]" office:value-type="string">
            <text:p>20</text:p>
          </table:table-cell>
          <table:table-cell table:style-name="ce44" table:formula="of:=[.C18]-[.C17]" office:value-type="string">
            <text:p>2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5-05-01T00:00:00">
            <text:p>1-May-2015</text:p>
          </table:table-cell>
          <table:table-cell table:style-name="ce40" office:value-type="float" office:value="203">
            <text:p>203</text:p>
          </table:table-cell>
          <table:table-cell table:style-name="ce44" table:formula="of:=[.B19]-[.B18]" office:value-type="string">
            <text:p>22</text:p>
          </table:table-cell>
          <table:table-cell table:style-name="ce44" table:formula="of:=[.C19]-[.C18]" office:value-type="string">
            <text:p>-3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5-06-01T00:00:00">
            <text:p>1-Jun-2015</text:p>
          </table:table-cell>
          <table:table-cell table:style-name="ce40" office:value-type="float" office:value="225">
            <text:p>225</text:p>
          </table:table-cell>
          <table:table-cell table:style-name="ce44" table:formula="of:=[.B20]-[.B19]" office:value-type="string">
            <text:p>19</text:p>
          </table:table-cell>
          <table:table-cell table:style-name="ce44" table:formula="of:=[.C20]-[.C19]" office:value-type="string">
            <text:p>-1</text:p>
          </table:table-cell>
          <table:table-cell table:style-name="ce44">
            <draw:frame table:end-cell-address="Exemplo 3.J27" svg:x="0.16cm" svg:y="0.42cm" svg:width="15.4cm" svg:height="4.52cm" draw:z-index="2" draw:name="Chart 9" draw:style-name="gr6">
              <draw:object draw:notify-on-update-of-ranges="'Exemplo 3'.D2:'Exemplo 3'.D23 " xlink:href="./Object 3-2" xlink:type="simple" xlink:show="embed" xlink:actuate="onLoad"/>
              <draw:image xlink:href="./ObjectReplacements/Object 3-2" xlink:show="embed" xlink:actuate="onLoad"/>
            </draw:frame>
          </table:table-cell>
          <table:table-cell table:style-name="ce44"/>
        </table:table-row>
        <table:table-row table:style-name="ro2">
          <table:table-cell table:style-name="ce39" office:value-type="date" office:date-value="2015-07-01T00:00:00">
            <text:p>1-Jul-2015</text:p>
          </table:table-cell>
          <table:table-cell table:style-name="ce40" office:value-type="float" office:value="244">
            <text:p>244</text:p>
          </table:table-cell>
          <table:table-cell table:style-name="ce44" table:formula="of:=[.B21]-[.B20]" office:value-type="string">
            <text:p>18</text:p>
          </table:table-cell>
          <table:table-cell table:style-name="ce44" table:formula="of:=[.C21]-[.C20]" office:value-type="string">
            <text:p>2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5-08-01T00:00:00">
            <text:p>1-Aug-2015</text:p>
          </table:table-cell>
          <table:table-cell table:style-name="ce40" office:value-type="float" office:value="262">
            <text:p>262</text:p>
          </table:table-cell>
          <table:table-cell table:style-name="ce44" table:formula="of:=[.B22]-[.B21]" office:value-type="string">
            <text:p>20</text:p>
          </table:table-cell>
          <table:table-cell table:style-name="ce44" table:formula="of:=[.C22]-[.C21]" office:value-type="string">
            <text:p>-1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5-09-01T00:00:00">
            <text:p>1-Sep-2015</text:p>
          </table:table-cell>
          <table:table-cell table:style-name="ce40" office:value-type="float" office:value="282">
            <text:p>282</text:p>
          </table:table-cell>
          <table:table-cell table:style-name="ce44" table:formula="of:=[.B23]-[.B22]" office:value-type="string">
            <text:p>19</text:p>
          </table:table-cell>
          <table:table-cell table:style-name="ce44" table:formula="of:=[.C23]-[.C22]" office:value-type="string">
            <text:p>5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5-10-01T00:00:00">
            <text:p>1-Oct-2015</text:p>
          </table:table-cell>
          <table:table-cell table:style-name="ce40" office:value-type="float" office:value="301">
            <text:p>301</text:p>
          </table:table-cell>
          <table:table-cell table:style-name="ce44" table:formula="of:=[.B24]-[.B23]" office:value-type="string">
            <text:p>24</text:p>
          </table:table-cell>
          <table:table-cell table:style-name="ce44" table:formula="of:=[.C24]-[.C23]" office:value-type="string">
            <text:p>2</text:p>
          </table:table-cell>
          <table:table-cell table:number-columns-repeated="2" table:style-name="ce44"/>
        </table:table-row>
        <table:table-row table:style-name="ro2">
          <table:table-cell table:style-name="ce39" office:value-type="date" office:date-value="2015-11-01T00:00:00">
            <text:p>1-Nov-2015</text:p>
          </table:table-cell>
          <table:table-cell table:style-name="ce40" office:value-type="float" office:value="325">
            <text:p>325</text:p>
          </table:table-cell>
          <table:table-cell table:style-name="ce44" table:formula="of:=[.B25]-[.B24]" office:value-type="string">
            <text:p>26</text:p>
          </table:table-cell>
          <table:table-cell table:style-name="ce45"/>
          <table:table-cell table:number-columns-repeated="2" table:style-name="ce44"/>
        </table:table-row>
        <table:table-row table:style-name="ro2">
          <table:table-cell table:style-name="ce39" office:value-type="date" office:date-value="2015-12-01T00:00:00">
            <text:p>1-Dec-2015</text:p>
          </table:table-cell>
          <table:table-cell table:style-name="ce40" office:value-type="float" office:value="351">
            <text:p>351</text:p>
          </table:table-cell>
          <table:table-cell table:style-name="ce43"/>
          <table:table-cell table:number-columns-repeated="2" table:style-name="ce45"/>
          <table:table-cell table:style-name="ce44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  <table:table-row table:style-name="ro2">
          <table:table-cell table:style-name="ce39"/>
          <table:table-cell/>
          <table:table-cell table:number-columns-repeated="4" table:style-name="ce45"/>
        </table:table-row>
      </table:table>
      <table:table table:name="Exemplo Dias - 1" table:style-name="ta5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7">
          <table:table-cell table:style-name="ce38" office:value-type="string">
            <text:p>Data</text:p>
          </table:table-cell>
          <table:table-cell table:style-name="ce38" office:value-type="string">
            <text:p>Vendas Quantidade</text:p>
          </table:table-cell>
          <table:table-cell>
            <draw:frame table:end-cell-address="Exemplo Dias - 1.L15" svg:x="0.08cm" svg:y="0.16cm" svg:width="24.63cm" svg:height="7.28cm" draw:z-index="0" draw:name="Chart 10" draw:style-name="gr5">
              <draw:object draw:notify-on-update-of-ranges="'Exemplo Dias - 1'.B2:'Exemplo Dias - 1'.B60 " xlink:href="./Object 4-0" xlink:type="simple" xlink:show="embed" xlink:actuate="onLoad"/>
              <draw:image xlink:href="./ObjectReplacements/Object 4-0" xlink:show="embed" xlink:actuate="onLoad"/>
            </draw:frame>
          </table:table-cell>
        </table:table-row>
        <table:table-row table:style-name="ro8">
          <table:table-cell table:style-name="ce46" office:value-type="date" office:date-value="2015-01-01T00:00:00">
            <text:p>1/1/2015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46" office:value-type="date" office:date-value="2015-01-02T00:00:00">
            <text:p>1/2/2015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style-name="ce46" office:value-type="date" office:date-value="2015-01-03T00:00:00">
            <text:p>1/3/201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46" office:value-type="date" office:date-value="2015-01-04T00:00:00">
            <text:p>1/4/201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style-name="ce46" office:value-type="date" office:date-value="2015-01-05T00:00:00">
            <text:p>1/5/201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46" office:value-type="date" office:date-value="2015-01-06T00:00:00">
            <text:p>1/6/201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46" office:value-type="date" office:date-value="2015-01-07T00:00:00">
            <text:p>1/7/2015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style-name="ce46" office:value-type="date" office:date-value="2015-01-08T00:00:00">
            <text:p>1/8/2015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46" office:value-type="date" office:date-value="2015-01-09T00:00:00">
            <text:p>1/9/201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46" office:value-type="date" office:date-value="2015-01-10T00:00:00">
            <text:p>1/10/201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style-name="ce46" office:value-type="date" office:date-value="2015-01-11T00:00:00">
            <text:p>1/11/2015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style-name="ce46" office:value-type="date" office:date-value="2015-01-12T00:00:00">
            <text:p>1/12/201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style-name="ce46" office:value-type="date" office:date-value="2015-01-13T00:00:00">
            <text:p>1/13/201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46" office:value-type="date" office:date-value="2015-01-14T00:00:00">
            <text:p>1/14/2015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46" office:value-type="date" office:date-value="2015-01-15T00:00:00">
            <text:p>1/15/2015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46" office:value-type="date" office:date-value="2015-01-16T00:00:00">
            <text:p>1/16/201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46" office:value-type="date" office:date-value="2015-01-17T00:00:00">
            <text:p>1/17/201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style-name="ce46" office:value-type="date" office:date-value="2015-01-18T00:00:00">
            <text:p>1/18/201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46" office:value-type="date" office:date-value="2015-01-19T00:00:00">
            <text:p>1/19/2015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46" office:value-type="date" office:date-value="2015-01-20T00:00:00">
            <text:p>1/20/201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46" office:value-type="date" office:date-value="2015-01-21T00:00:00">
            <text:p>1/21/201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style-name="ce46" office:value-type="date" office:date-value="2015-01-22T00:00:00">
            <text:p>1/22/201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46" office:value-type="date" office:date-value="2015-01-23T00:00:00">
            <text:p>1/23/2015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46" office:value-type="date" office:date-value="2015-01-24T00:00:00">
            <text:p>1/24/201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46" office:value-type="date" office:date-value="2015-01-25T00:00:00">
            <text:p>1/25/201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46" office:value-type="date" office:date-value="2015-01-26T00:00:00">
            <text:p>1/26/201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style-name="ce46" office:value-type="date" office:date-value="2015-01-27T00:00:00">
            <text:p>1/27/201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style-name="ce46" office:value-type="date" office:date-value="2015-01-28T00:00:00">
            <text:p>1/28/201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style-name="ce46" office:value-type="date" office:date-value="2015-01-29T00:00:00">
            <text:p>1/29/2015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style-name="ce46" office:value-type="date" office:date-value="2015-01-30T00:00:00">
            <text:p>1/30/201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46" office:value-type="date" office:date-value="2015-01-31T00:00:00">
            <text:p>1/31/201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46" office:value-type="date" office:date-value="2015-02-01T00:00:00">
            <text:p>2/1/201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46" office:value-type="date" office:date-value="2015-02-02T00:00:00">
            <text:p>2/2/201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46" office:value-type="date" office:date-value="2015-02-03T00:00:00">
            <text:p>2/3/201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style-name="ce46" office:value-type="date" office:date-value="2015-02-04T00:00:00">
            <text:p>2/4/2015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46" office:value-type="date" office:date-value="2015-02-05T00:00:00">
            <text:p>2/5/201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46" office:value-type="date" office:date-value="2015-02-06T00:00:00">
            <text:p>2/6/2015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46" office:value-type="date" office:date-value="2015-02-07T00:00:00">
            <text:p>2/7/2015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style-name="ce46" office:value-type="date" office:date-value="2015-02-08T00:00:00">
            <text:p>2/8/201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46" office:value-type="date" office:date-value="2015-02-09T00:00:00">
            <text:p>2/9/201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style-name="ce46" office:value-type="date" office:date-value="2015-02-10T00:00:00">
            <text:p>2/10/2015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style-name="ce46" office:value-type="date" office:date-value="2015-02-11T00:00:00">
            <text:p>2/11/2015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46" office:value-type="date" office:date-value="2015-02-12T00:00:00">
            <text:p>2/12/201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style-name="ce46" office:value-type="date" office:date-value="2015-02-13T00:00:00">
            <text:p>2/13/2015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46" office:value-type="date" office:date-value="2015-02-14T00:00:00">
            <text:p>2/14/201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46" office:value-type="date" office:date-value="2015-02-15T00:00:00">
            <text:p>2/15/201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46" office:value-type="date" office:date-value="2015-02-16T00:00:00">
            <text:p>2/16/201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46" office:value-type="date" office:date-value="2015-02-17T00:00:00">
            <text:p>2/17/2015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46" office:value-type="date" office:date-value="2015-02-18T00:00:00">
            <text:p>2/18/2015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style-name="ce46" office:value-type="date" office:date-value="2015-02-19T00:00:00">
            <text:p>2/19/2015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46" office:value-type="date" office:date-value="2015-02-20T00:00:00">
            <text:p>2/20/2015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style-name="ce46" office:value-type="date" office:date-value="2015-02-21T00:00:00">
            <text:p>2/21/2015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style-name="ce46" office:value-type="date" office:date-value="2015-02-22T00:00:00">
            <text:p>2/22/201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46" office:value-type="date" office:date-value="2015-02-23T00:00:00">
            <text:p>2/23/201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46" office:value-type="date" office:date-value="2015-02-24T00:00:00">
            <text:p>2/24/2015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style-name="ce46" office:value-type="date" office:date-value="2015-02-25T00:00:00">
            <text:p>2/25/201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46" office:value-type="date" office:date-value="2015-02-26T00:00:00">
            <text:p>2/26/201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46" office:value-type="date" office:date-value="2015-02-27T00:00:00">
            <text:p>2/27/201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46" office:value-type="date" office:date-value="2015-02-28T00:00:00">
            <text:p>2/28/201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</table:table>
      <table:table table:name="Exemplo dias - 2" table:style-name="ta6" table:print="false">
        <office:forms form:automatic-focus="false" form:apply-design-mode="false"/>
        <table:table-column table:style-name="co12" table:default-cell-style-name="ce15"/>
        <table:table-column table:style-name="co6" table:default-cell-style-name="ce15"/>
        <table:table-column table:style-name="co12" table:default-cell-style-name="ce15" table:number-columns-repeated="254"/>
        <table:table-row table:style-name="ro2">
          <table:table-cell table:style-name="ce37" office:value-type="string">
            <text:p>Mês</text:p>
          </table:table-cell>
          <table:table-cell table:style-name="ce37" office:value-type="string">
            <text:p>Vendas em R$</text:p>
          </table:table-cell>
          <table:table-cell table:style-name="ce38" office:value-type="string">
            <text:p>Dias úteis</text:p>
          </table:table-cell>
          <table:table-cell table:style-name="ce38" office:value-type="string">
            <text:p>Vendas por dia útil</text:p>
          </table:table-cell>
          <table:table-cell table:style-name="ce38" office:value-type="string">
            <text:p>Aumento de Vendas por dia útil</text:p>
          </table:table-cell>
          <table:table-cell>
            <draw:frame table:end-cell-address="Exemplo dias - 2.M10" svg:x="0.85cm" svg:y="0cm" svg:width="20.37cm" svg:height="5.05cm" draw:z-index="0" draw:name="Chart 11" draw:style-name="gr6">
              <draw:object draw:notify-on-update-of-ranges="'Exemplo dias - 2'.B2:'Exemplo dias - 2'.B25 " xlink:href="./Object 5-0" xlink:type="simple" xlink:show="embed" xlink:actuate="onLoad"/>
              <draw:image xlink:href="./ObjectReplacements/Object 5-0" xlink:show="embed" xlink:actuate="onLoad"/>
            </draw:frame>
          </table:table-cell>
        </table:table-row>
        <table:table-row table:style-name="ro2">
          <table:table-cell table:style-name="ce39" office:value-type="date" office:date-value="2014-01-01T00:00:00">
            <text:p>1-Jan-2014</text:p>
          </table:table-cell>
          <table:table-cell table:style-name="ce47" office:value-type="float" office:value="2420">
            <text:p>2420</text:p>
          </table:table-cell>
          <table:table-cell table:style-name="ce32" office:value-type="float" office:value="22">
            <text:p>22</text:p>
          </table:table-cell>
          <table:table-cell table:style-name="ce32" table:formula="of:=[.B2]/[.C2]" office:value-type="string">
            <text:p>110</text:p>
          </table:table-cell>
          <table:table-cell table:formula="of:=[.D3]-[.D2]" office:value-type="string">
            <text:p>90</text:p>
          </table:table-cell>
          <table:table-cell table:style-name="ce32"/>
        </table:table-row>
        <table:table-row table:style-name="ro2">
          <table:table-cell table:style-name="ce39" office:value-type="date" office:date-value="2014-02-01T00:00:00">
            <text:p>1-Feb-2014</text:p>
          </table:table-cell>
          <table:table-cell office:value-type="float" office:value="4000">
            <text:p>4000</text:p>
          </table:table-cell>
          <table:table-cell table:style-name="ce32" office:value-type="float" office:value="20">
            <text:p>20</text:p>
          </table:table-cell>
          <table:table-cell table:style-name="ce32" table:formula="of:=[.B3]/[.C3]" office:value-type="string">
            <text:p>200</text:p>
          </table:table-cell>
          <table:table-cell table:formula="of:=[.D4]-[.D3]" office:value-type="string">
            <text:p>124</text:p>
          </table:table-cell>
          <table:table-cell table:style-name="ce32"/>
        </table:table-row>
        <table:table-row table:style-name="ro2">
          <table:table-cell table:style-name="ce39" office:value-type="date" office:date-value="2014-03-01T00:00:00">
            <text:p>1-Mar-2014</text:p>
          </table:table-cell>
          <table:table-cell office:value-type="float" office:value="5832">
            <text:p>5832</text:p>
          </table:table-cell>
          <table:table-cell table:style-name="ce32" office:value-type="float" office:value="18">
            <text:p>18</text:p>
          </table:table-cell>
          <table:table-cell table:style-name="ce32" table:formula="of:=[.B4]/[.C4]" office:value-type="string">
            <text:p>324</text:p>
          </table:table-cell>
          <table:table-cell table:formula="of:=[.D5]-[.D4]" office:value-type="string">
            <text:p>156</text:p>
          </table:table-cell>
          <table:table-cell table:style-name="ce32"/>
        </table:table-row>
        <table:table-row table:style-name="ro2">
          <table:table-cell table:style-name="ce39" office:value-type="date" office:date-value="2014-04-01T00:00:00">
            <text:p>1-Apr-2014</text:p>
          </table:table-cell>
          <table:table-cell office:value-type="float" office:value="9600">
            <text:p>9600</text:p>
          </table:table-cell>
          <table:table-cell table:style-name="ce32" office:value-type="float" office:value="20">
            <text:p>20</text:p>
          </table:table-cell>
          <table:table-cell table:style-name="ce32" table:formula="of:=[.B5]/[.C5]" office:value-type="string">
            <text:p>480</text:p>
          </table:table-cell>
          <table:table-cell table:formula="of:=[.D6]-[.D5]" office:value-type="string">
            <text:p>150</text:p>
          </table:table-cell>
          <table:table-cell table:style-name="ce32"/>
        </table:table-row>
        <table:table-row table:style-name="ro2">
          <table:table-cell table:style-name="ce39" office:value-type="date" office:date-value="2014-05-01T00:00:00">
            <text:p>1-May-2014</text:p>
          </table:table-cell>
          <table:table-cell office:value-type="float" office:value="13230">
            <text:p>13230</text:p>
          </table:table-cell>
          <table:table-cell table:style-name="ce32" office:value-type="float" office:value="21">
            <text:p>21</text:p>
          </table:table-cell>
          <table:table-cell table:style-name="ce32" table:formula="of:=[.B6]/[.C6]" office:value-type="string">
            <text:p>630</text:p>
          </table:table-cell>
          <table:table-cell table:formula="of:=[.D7]-[.D6]" office:value-type="string">
            <text:p>190</text:p>
          </table:table-cell>
          <table:table-cell table:style-name="ce32"/>
        </table:table-row>
        <table:table-row table:style-name="ro2">
          <table:table-cell table:style-name="ce39" office:value-type="date" office:date-value="2014-06-01T00:00:00">
            <text:p>1-Jun-2014</text:p>
          </table:table-cell>
          <table:table-cell office:value-type="float" office:value="16400">
            <text:p>16400</text:p>
          </table:table-cell>
          <table:table-cell table:style-name="ce32" office:value-type="float" office:value="20">
            <text:p>20</text:p>
          </table:table-cell>
          <table:table-cell table:style-name="ce32" table:formula="of:=[.B7]/[.C7]" office:value-type="string">
            <text:p>820</text:p>
          </table:table-cell>
          <table:table-cell table:formula="of:=[.D8]-[.D7]" office:value-type="string">
            <text:p>192</text:p>
          </table:table-cell>
          <table:table-cell table:style-name="ce32"/>
        </table:table-row>
        <table:table-row table:style-name="ro2">
          <table:table-cell table:style-name="ce39" office:value-type="date" office:date-value="2014-07-01T00:00:00">
            <text:p>1-Jul-2014</text:p>
          </table:table-cell>
          <table:table-cell office:value-type="float" office:value="22264">
            <text:p>22264</text:p>
          </table:table-cell>
          <table:table-cell table:style-name="ce32" office:value-type="float" office:value="22">
            <text:p>22</text:p>
          </table:table-cell>
          <table:table-cell table:style-name="ce32" table:formula="of:=[.B8]/[.C8]" office:value-type="string">
            <text:p>1012</text:p>
          </table:table-cell>
          <table:table-cell table:formula="of:=[.D9]-[.D8]" office:value-type="string">
            <text:p>227</text:p>
          </table:table-cell>
          <table:table-cell table:style-name="ce32"/>
        </table:table-row>
        <table:table-row table:style-name="ro2">
          <table:table-cell table:style-name="ce39" office:value-type="date" office:date-value="2014-08-01T00:00:00">
            <text:p>1-Aug-2014</text:p>
          </table:table-cell>
          <table:table-cell office:value-type="float" office:value="26019">
            <text:p>26019</text:p>
          </table:table-cell>
          <table:table-cell table:style-name="ce32" office:value-type="float" office:value="21">
            <text:p>21</text:p>
          </table:table-cell>
          <table:table-cell table:style-name="ce32" table:formula="of:=[.B9]/[.C9]" office:value-type="string">
            <text:p>1239</text:p>
          </table:table-cell>
          <table:table-cell table:formula="of:=[.D10]-[.D9]" office:value-type="string">
            <text:p>235</text:p>
          </table:table-cell>
          <table:table-cell table:style-name="ce32"/>
        </table:table-row>
        <table:table-row table:style-name="ro2">
          <table:table-cell table:style-name="ce39" office:value-type="date" office:date-value="2014-09-01T00:00:00">
            <text:p>1-Sep-2014</text:p>
          </table:table-cell>
          <table:table-cell office:value-type="float" office:value="32428">
            <text:p>32428</text:p>
          </table:table-cell>
          <table:table-cell table:style-name="ce32" office:value-type="float" office:value="22">
            <text:p>22</text:p>
          </table:table-cell>
          <table:table-cell table:style-name="ce32" table:formula="of:=[.B10]/[.C10]" office:value-type="string">
            <text:p>1474</text:p>
          </table:table-cell>
          <table:table-cell table:formula="of:=[.D11]-[.D10]" office:value-type="string">
            <text:p>274</text:p>
          </table:table-cell>
          <table:table-cell table:style-name="ce32">
            <draw:frame table:end-cell-address="Exemplo dias - 2.M18" svg:x="0.93cm" svg:y="0.11cm" svg:width="20.29cm" svg:height="4.37cm" draw:z-index="1" draw:name="Chart 12" draw:style-name="gr7">
              <draw:object draw:notify-on-update-of-ranges="'Exemplo dias - 2'.D2:'Exemplo dias - 2'.D25 " xlink:href="./Object 5-1" xlink:type="simple" xlink:show="embed" xlink:actuate="onLoad"/>
              <draw:image xlink:href="./ObjectReplacements/Object 5-1" xlink:show="embed" xlink:actuate="onLoad"/>
            </draw:frame>
          </table:table-cell>
        </table:table-row>
        <table:table-row table:style-name="ro2">
          <table:table-cell table:style-name="ce39" office:value-type="date" office:date-value="2014-10-01T00:00:00">
            <text:p>1-Oct-2014</text:p>
          </table:table-cell>
          <table:table-cell office:value-type="float" office:value="40204">
            <text:p>40204</text:p>
          </table:table-cell>
          <table:table-cell table:style-name="ce32" office:value-type="float" office:value="23">
            <text:p>23</text:p>
          </table:table-cell>
          <table:table-cell table:style-name="ce32" table:formula="of:=[.B11]/[.C11]" office:value-type="string">
            <text:p>1748</text:p>
          </table:table-cell>
          <table:table-cell table:formula="of:=[.D12]-[.D11]" office:value-type="string">
            <text:p>272</text:p>
          </table:table-cell>
          <table:table-cell table:style-name="ce32"/>
        </table:table-row>
        <table:table-row table:style-name="ro2">
          <table:table-cell table:style-name="ce39" office:value-type="date" office:date-value="2014-11-01T00:00:00">
            <text:p>1-Nov-2014</text:p>
          </table:table-cell>
          <table:table-cell office:value-type="float" office:value="40400">
            <text:p>40400</text:p>
          </table:table-cell>
          <table:table-cell table:style-name="ce32" office:value-type="float" office:value="20">
            <text:p>20</text:p>
          </table:table-cell>
          <table:table-cell table:style-name="ce32" table:formula="of:=[.B12]/[.C12]" office:value-type="string">
            <text:p>2020</text:p>
          </table:table-cell>
          <table:table-cell table:formula="of:=[.D13]-[.D12]" office:value-type="string">
            <text:p>290</text:p>
          </table:table-cell>
          <table:table-cell table:style-name="ce32"/>
        </table:table-row>
        <table:table-row table:style-name="ro2">
          <table:table-cell table:style-name="ce39" office:value-type="date" office:date-value="2014-12-01T00:00:00">
            <text:p>1-Dec-2014</text:p>
          </table:table-cell>
          <table:table-cell office:value-type="float" office:value="50820">
            <text:p>50820</text:p>
          </table:table-cell>
          <table:table-cell table:style-name="ce32" office:value-type="float" office:value="22">
            <text:p>22</text:p>
          </table:table-cell>
          <table:table-cell table:style-name="ce32" table:formula="of:=[.B13]/[.C13]" office:value-type="string">
            <text:p>2310</text:p>
          </table:table-cell>
          <table:table-cell table:formula="of:=[.D14]-[.D13]" office:value-type="string">
            <text:p>294</text:p>
          </table:table-cell>
          <table:table-cell table:style-name="ce32"/>
        </table:table-row>
        <table:table-row table:style-name="ro2">
          <table:table-cell table:style-name="ce39" office:value-type="date" office:date-value="2015-01-01T00:00:00">
            <text:p>1-Jan-2015</text:p>
          </table:table-cell>
          <table:table-cell office:value-type="float" office:value="54684">
            <text:p>54684</text:p>
          </table:table-cell>
          <table:table-cell table:style-name="ce32" office:value-type="float" office:value="21">
            <text:p>21</text:p>
          </table:table-cell>
          <table:table-cell table:style-name="ce32" table:formula="of:=[.B14]/[.C14]" office:value-type="string">
            <text:p>2604</text:p>
          </table:table-cell>
          <table:table-cell table:formula="of:=[.D15]-[.D14]" office:value-type="string">
            <text:p>320</text:p>
          </table:table-cell>
          <table:table-cell table:style-name="ce32"/>
        </table:table-row>
        <table:table-row table:style-name="ro2">
          <table:table-cell table:style-name="ce39" office:value-type="date" office:date-value="2015-02-01T00:00:00">
            <text:p>1-Feb-2015</text:p>
          </table:table-cell>
          <table:table-cell office:value-type="float" office:value="49708">
            <text:p>49708</text:p>
          </table:table-cell>
          <table:table-cell table:style-name="ce32" office:value-type="float" office:value="17">
            <text:p>17</text:p>
          </table:table-cell>
          <table:table-cell table:style-name="ce32" table:formula="of:=[.B15]/[.C15]" office:value-type="string">
            <text:p>2924</text:p>
          </table:table-cell>
          <table:table-cell table:formula="of:=[.D16]-[.D15]" office:value-type="string">
            <text:p>332</text:p>
          </table:table-cell>
          <table:table-cell table:style-name="ce32"/>
        </table:table-row>
        <table:table-row table:style-name="ro2">
          <table:table-cell table:style-name="ce39" office:value-type="date" office:date-value="2015-03-01T00:00:00">
            <text:p>1-Mar-2015</text:p>
          </table:table-cell>
          <table:table-cell office:value-type="float" office:value="71632">
            <text:p>71632</text:p>
          </table:table-cell>
          <table:table-cell table:style-name="ce32" office:value-type="float" office:value="22">
            <text:p>22</text:p>
          </table:table-cell>
          <table:table-cell table:style-name="ce32" table:formula="of:=[.B16]/[.C16]" office:value-type="string">
            <text:p>3256</text:p>
          </table:table-cell>
          <table:table-cell table:formula="of:=[.D17]-[.D16]" office:value-type="string">
            <text:p>364</text:p>
          </table:table-cell>
          <table:table-cell table:style-name="ce32"/>
        </table:table-row>
        <table:table-row table:style-name="ro2">
          <table:table-cell table:style-name="ce39" office:value-type="date" office:date-value="2015-04-01T00:00:00">
            <text:p>1-Apr-2015</text:p>
          </table:table-cell>
          <table:table-cell office:value-type="float" office:value="72400">
            <text:p>72400</text:p>
          </table:table-cell>
          <table:table-cell table:style-name="ce32" office:value-type="float" office:value="20">
            <text:p>20</text:p>
          </table:table-cell>
          <table:table-cell table:style-name="ce32" table:formula="of:=[.B17]/[.C17]" office:value-type="string">
            <text:p>3620</text:p>
          </table:table-cell>
          <table:table-cell table:formula="of:=[.D18]-[.D17]" office:value-type="string">
            <text:p>380</text:p>
          </table:table-cell>
          <table:table-cell table:style-name="ce32">
            <draw:frame table:end-cell-address="Exemplo dias - 2.J27" svg:x="0.93cm" svg:y="0.4cm" svg:width="12.41cm" svg:height="5.56cm" draw:z-index="2" draw:name="Chart 13" draw:style-name="gr8">
              <draw:object draw:notify-on-update-of-ranges="'Exemplo dias - 2'.E2:'Exemplo dias - 2'.E24 " xlink:href="./Object 5-2" xlink:type="simple" xlink:show="embed" xlink:actuate="onLoad"/>
              <draw:image xlink:href="./ObjectReplacements/Object 5-2" xlink:show="embed" xlink:actuate="onLoad"/>
            </draw:frame>
          </table:table-cell>
        </table:table-row>
        <table:table-row table:style-name="ro2">
          <table:table-cell table:style-name="ce39" office:value-type="date" office:date-value="2015-05-01T00:00:00">
            <text:p>1-May-2015</text:p>
          </table:table-cell>
          <table:table-cell office:value-type="float" office:value="80000">
            <text:p>80000</text:p>
          </table:table-cell>
          <table:table-cell table:style-name="ce32" office:value-type="float" office:value="20">
            <text:p>20</text:p>
          </table:table-cell>
          <table:table-cell table:style-name="ce32" table:formula="of:=[.B18]/[.C18]" office:value-type="string">
            <text:p>4000</text:p>
          </table:table-cell>
          <table:table-cell table:formula="of:=[.D19]-[.D18]" office:value-type="string">
            <text:p>410</text:p>
          </table:table-cell>
          <table:table-cell table:style-name="ce32"/>
        </table:table-row>
        <table:table-row table:style-name="ro2">
          <table:table-cell table:style-name="ce39" office:value-type="date" office:date-value="2015-06-01T00:00:00">
            <text:p>1-Jun-2015</text:p>
          </table:table-cell>
          <table:table-cell office:value-type="float" office:value="92610">
            <text:p>92610</text:p>
          </table:table-cell>
          <table:table-cell table:style-name="ce32" office:value-type="float" office:value="21">
            <text:p>21</text:p>
          </table:table-cell>
          <table:table-cell table:style-name="ce32" table:formula="of:=[.B19]/[.C19]" office:value-type="string">
            <text:p>4410</text:p>
          </table:table-cell>
          <table:table-cell table:formula="of:=[.D20]-[.D19]" office:value-type="string">
            <text:p>430</text:p>
          </table:table-cell>
          <table:table-cell table:style-name="ce32"/>
        </table:table-row>
        <table:table-row table:style-name="ro2">
          <table:table-cell table:style-name="ce39" office:value-type="date" office:date-value="2015-07-01T00:00:00">
            <text:p>1-Jul-2015</text:p>
          </table:table-cell>
          <table:table-cell office:value-type="float" office:value="106480">
            <text:p>106480</text:p>
          </table:table-cell>
          <table:table-cell table:style-name="ce32" office:value-type="float" office:value="22">
            <text:p>22</text:p>
          </table:table-cell>
          <table:table-cell table:style-name="ce32" table:formula="of:=[.B20]/[.C20]" office:value-type="string">
            <text:p>4840</text:p>
          </table:table-cell>
          <table:table-cell table:formula="of:=[.D21]-[.D20]" office:value-type="string">
            <text:p>431</text:p>
          </table:table-cell>
          <table:table-cell table:style-name="ce32"/>
        </table:table-row>
        <table:table-row table:style-name="ro2">
          <table:table-cell table:style-name="ce39" office:value-type="date" office:date-value="2015-08-01T00:00:00">
            <text:p>1-Aug-2015</text:p>
          </table:table-cell>
          <table:table-cell office:value-type="float" office:value="110691">
            <text:p>110691</text:p>
          </table:table-cell>
          <table:table-cell table:style-name="ce32" office:value-type="float" office:value="21">
            <text:p>21</text:p>
          </table:table-cell>
          <table:table-cell table:style-name="ce32" table:formula="of:=[.B21]/[.C21]" office:value-type="string">
            <text:p>5271</text:p>
          </table:table-cell>
          <table:table-cell table:formula="of:=[.D22]-[.D21]" office:value-type="string">
            <text:p>462</text:p>
          </table:table-cell>
          <table:table-cell table:style-name="ce32"/>
        </table:table-row>
        <table:table-row table:style-name="ro2">
          <table:table-cell table:style-name="ce39" office:value-type="date" office:date-value="2015-09-01T00:00:00">
            <text:p>1-Sep-2015</text:p>
          </table:table-cell>
          <table:table-cell office:value-type="float" office:value="120393">
            <text:p>120393</text:p>
          </table:table-cell>
          <table:table-cell table:style-name="ce32" office:value-type="float" office:value="21">
            <text:p>21</text:p>
          </table:table-cell>
          <table:table-cell table:style-name="ce32" table:formula="of:=[.B22]/[.C22]" office:value-type="string">
            <text:p>5733</text:p>
          </table:table-cell>
          <table:table-cell table:formula="of:=[.D23]-[.D22]" office:value-type="string">
            <text:p>483</text:p>
          </table:table-cell>
          <table:table-cell table:style-name="ce32"/>
        </table:table-row>
        <table:table-row table:style-name="ro2">
          <table:table-cell table:style-name="ce39" office:value-type="date" office:date-value="2015-10-01T00:00:00">
            <text:p>1-Oct-2015</text:p>
          </table:table-cell>
          <table:table-cell office:value-type="float" office:value="130536">
            <text:p>130536</text:p>
          </table:table-cell>
          <table:table-cell table:style-name="ce32" office:value-type="float" office:value="21">
            <text:p>21</text:p>
          </table:table-cell>
          <table:table-cell table:style-name="ce32" table:formula="of:=[.B23]/[.C23]" office:value-type="string">
            <text:p>6216</text:p>
          </table:table-cell>
          <table:table-cell table:formula="of:=[.D24]-[.D23]" office:value-type="string">
            <text:p>484</text:p>
          </table:table-cell>
          <table:table-cell table:style-name="ce32"/>
        </table:table-row>
        <table:table-row table:style-name="ro2">
          <table:table-cell table:style-name="ce39" office:value-type="date" office:date-value="2015-11-01T00:00:00">
            <text:p>1-Nov-2015</text:p>
          </table:table-cell>
          <table:table-cell office:value-type="float" office:value="134000">
            <text:p>134000</text:p>
          </table:table-cell>
          <table:table-cell table:style-name="ce32" office:value-type="float" office:value="20">
            <text:p>20</text:p>
          </table:table-cell>
          <table:table-cell table:style-name="ce32" table:formula="of:=[.B24]/[.C24]" office:value-type="string">
            <text:p>6700</text:p>
          </table:table-cell>
          <table:table-cell table:formula="of:=[.D25]-[.D24]" office:value-type="string">
            <text:p>516</text:p>
          </table:table-cell>
          <table:table-cell table:style-name="ce32"/>
        </table:table-row>
        <table:table-row table:style-name="ro2">
          <table:table-cell table:style-name="ce39" office:value-type="date" office:date-value="2015-12-01T00:00:00">
            <text:p>1-Dec-2015</text:p>
          </table:table-cell>
          <table:table-cell office:value-type="float" office:value="158752">
            <text:p>158752</text:p>
          </table:table-cell>
          <table:table-cell table:style-name="ce32" office:value-type="float" office:value="22">
            <text:p>22</text:p>
          </table:table-cell>
          <table:table-cell table:style-name="ce32" table:formula="of:=[.B25]/[.C25]" office:value-type="string">
            <text:p>7216</text:p>
          </table:table-cell>
          <table:table-cell/>
          <table:table-cell table:style-name="ce32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  <table:table-row table:style-name="ro2">
          <table:table-cell table:style-name="ce39"/>
        </table:table-row>
      </table:table>
      <table:table table:name="Exemplo Dias FdS " table:style-name="ta7" table:print="false">
        <office:forms form:automatic-focus="false" form:apply-design-mode="false"/>
        <table:table-column table:style-name="co13" table:default-cell-style-name="ce15"/>
        <table:table-column table:style-name="co14" table:default-cell-style-name="ce15"/>
        <table:table-column table:style-name="co13" table:default-cell-style-name="ce15" table:number-columns-repeated="254"/>
        <table:table-row table:style-name="ro7">
          <table:table-cell table:style-name="ce38" office:value-type="string">
            <text:p>Data</text:p>
          </table:table-cell>
          <table:table-cell table:style-name="ce38" office:value-type="string">
            <text:p>Visitantes no Site</text:p>
          </table:table-cell>
          <table:table-cell table:number-columns-repeated="2"/>
          <table:table-cell>
            <draw:frame table:end-cell-address="Exemplo Dias FdS .M15" svg:x="0.74cm" svg:y="0.08cm" svg:width="22.81cm" svg:height="7.36cm" draw:z-index="0" draw:name="Chart 14" draw:style-name="gr7">
              <draw:object draw:notify-on-update-of-ranges="'Exemplo Dias FdS '.B2:'Exemplo Dias FdS '.B60 " xlink:href="./Object 6-0" xlink:type="simple" xlink:show="embed" xlink:actuate="onLoad"/>
              <draw:image xlink:href="./ObjectReplacements/Object 6-0" xlink:show="embed" xlink:actuate="onLoad"/>
            </draw:frame>
          </table:table-cell>
        </table:table-row>
        <table:table-row table:style-name="ro8">
          <table:table-cell table:style-name="ce46" office:value-type="date" office:date-value="2015-01-01T00:00:00">
            <text:p>1/1/201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46" office:value-type="date" office:date-value="2015-01-02T00:00:00">
            <text:p>1/2/2015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style-name="ce46" office:value-type="date" office:date-value="2015-01-03T00:00:00">
            <text:p>1/3/201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46" office:value-type="date" office:date-value="2015-01-04T00:00:00">
            <text:p>1/4/2015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style-name="ce46" office:value-type="date" office:date-value="2015-01-05T00:00:00">
            <text:p>1/5/2015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style-name="ce46" office:value-type="date" office:date-value="2015-01-06T00:00:00">
            <text:p>1/6/201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46" office:value-type="date" office:date-value="2015-01-07T00:00:00">
            <text:p>1/7/2015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style-name="ce46" office:value-type="date" office:date-value="2015-01-08T00:00:00">
            <text:p>1/8/20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style-name="ce46" office:value-type="date" office:date-value="2015-01-09T00:00:00">
            <text:p>1/9/201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46" office:value-type="date" office:date-value="2015-01-10T00:00:00">
            <text:p>1/10/2015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style-name="ce46" office:value-type="date" office:date-value="2015-01-11T00:00:00">
            <text:p>1/11/2015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style-name="ce46" office:value-type="date" office:date-value="2015-01-12T00:00:00">
            <text:p>1/12/201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style-name="ce46" office:value-type="date" office:date-value="2015-01-13T00:00:00">
            <text:p>1/13/2015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46" office:value-type="date" office:date-value="2015-01-14T00:00:00">
            <text:p>1/14/20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style-name="ce46" office:value-type="date" office:date-value="2015-01-15T00:00:00">
            <text:p>1/15/201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46" office:value-type="date" office:date-value="2015-01-16T00:00:00">
            <text:p>1/16/201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46" office:value-type="date" office:date-value="2015-01-17T00:00:00">
            <text:p>1/17/2015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style-name="ce46" office:value-type="date" office:date-value="2015-01-18T00:00:00">
            <text:p>1/18/201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46" office:value-type="date" office:date-value="2015-01-19T00:00:00">
            <text:p>1/19/20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style-name="ce46" office:value-type="date" office:date-value="2015-01-20T00:00:00">
            <text:p>1/20/2015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46" office:value-type="date" office:date-value="2015-01-21T00:00:00">
            <text:p>1/21/201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style-name="ce46" office:value-type="date" office:date-value="2015-01-22T00:00:00">
            <text:p>1/22/201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46" office:value-type="date" office:date-value="2015-01-23T00:00:00">
            <text:p>1/23/201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46" office:value-type="date" office:date-value="2015-01-24T00:00:00">
            <text:p>1/24/201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46" office:value-type="date" office:date-value="2015-01-25T00:00:00">
            <text:p>1/25/2015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style-name="ce46" office:value-type="date" office:date-value="2015-01-26T00:00:00">
            <text:p>1/26/201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style-name="ce46" office:value-type="date" office:date-value="2015-01-27T00:00:00">
            <text:p>1/27/201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style-name="ce46" office:value-type="date" office:date-value="2015-01-28T00:00:00">
            <text:p>1/28/201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style-name="ce46" office:value-type="date" office:date-value="2015-01-29T00:00:00">
            <text:p>1/29/2015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style-name="ce46" office:value-type="date" office:date-value="2015-01-30T00:00:00">
            <text:p>1/30/2015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style-name="ce46" office:value-type="date" office:date-value="2015-01-31T00:00:00">
            <text:p>1/31/2015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style-name="ce46" office:value-type="date" office:date-value="2015-02-01T00:00:00">
            <text:p>2/1/201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46" office:value-type="date" office:date-value="2015-02-02T00:00:00">
            <text:p>2/2/201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46" office:value-type="date" office:date-value="2015-02-03T00:00:00">
            <text:p>2/3/201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style-name="ce46" office:value-type="date" office:date-value="2015-02-04T00:00:00">
            <text:p>2/4/201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46" office:value-type="date" office:date-value="2015-02-05T00:00:00">
            <text:p>2/5/2015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46" office:value-type="date" office:date-value="2015-02-06T00:00:00">
            <text:p>2/6/201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46" office:value-type="date" office:date-value="2015-02-07T00:00:00">
            <text:p>2/7/2015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style-name="ce46" office:value-type="date" office:date-value="2015-02-08T00:00:00">
            <text:p>2/8/2015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style-name="ce46" office:value-type="date" office:date-value="2015-02-09T00:00:00">
            <text:p>2/9/201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style-name="ce46" office:value-type="date" office:date-value="2015-02-10T00:00:00">
            <text:p>2/10/2015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style-name="ce46" office:value-type="date" office:date-value="2015-02-11T00:00:00">
            <text:p>2/11/201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46" office:value-type="date" office:date-value="2015-02-12T00:00:00">
            <text:p>2/12/201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style-name="ce46" office:value-type="date" office:date-value="2015-02-13T00:00:00">
            <text:p>2/13/20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style-name="ce46" office:value-type="date" office:date-value="2015-02-14T00:00:00">
            <text:p>2/14/2015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style-name="ce46" office:value-type="date" office:date-value="2015-02-15T00:00:00">
            <text:p>2/15/201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46" office:value-type="date" office:date-value="2015-02-16T00:00:00">
            <text:p>2/16/2015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style-name="ce46" office:value-type="date" office:date-value="2015-02-17T00:00:00">
            <text:p>2/17/201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46" office:value-type="date" office:date-value="2015-02-18T00:00:00">
            <text:p>2/18/2015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style-name="ce46" office:value-type="date" office:date-value="2015-02-19T00:00:00">
            <text:p>2/19/201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46" office:value-type="date" office:date-value="2015-02-20T00:00:00">
            <text:p>2/20/2015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style-name="ce46" office:value-type="date" office:date-value="2015-02-21T00:00:00">
            <text:p>2/21/2015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style-name="ce46" office:value-type="date" office:date-value="2015-02-22T00:00:00">
            <text:p>2/22/2015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style-name="ce46" office:value-type="date" office:date-value="2015-02-23T00:00:00">
            <text:p>2/23/201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46" office:value-type="date" office:date-value="2015-02-24T00:00:00">
            <text:p>2/24/2015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46" office:value-type="date" office:date-value="2015-02-25T00:00:00">
            <text:p>2/25/2015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46" office:value-type="date" office:date-value="2015-02-26T00:00:00">
            <text:p>2/26/2015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46" office:value-type="date" office:date-value="2015-02-27T00:00:00">
            <text:p>2/27/2015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46" office:value-type="date" office:date-value="2015-02-28T00:00:00">
            <text:p>2/28/2015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  <table:table-row table:style-name="ro2">
          <table:table-cell table:style-name="ce46"/>
        </table:table-row>
      </table:table>
      <table:table table:name="Ex Dias FdS2" table:style-name="ta8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5" table:default-cell-style-name="ce15" table:number-columns-repeated="254"/>
        <table:table-row table:style-name="ro2">
          <table:table-cell table:style-name="ce37" office:value-type="string">
            <text:p>Mês</text:p>
          </table:table-cell>
          <table:table-cell table:style-name="ce38" office:value-type="string">
            <text:p>Visitantes no Site</text:p>
          </table:table-cell>
          <table:table-cell table:style-name="ce38" office:value-type="string">
            <text:p>fins de semana</text:p>
          </table:table-cell>
          <table:table-cell table:style-name="ce38" office:value-type="string">
            <text:p>Visitantes no Site por dias de FDS</text:p>
          </table:table-cell>
          <table:table-cell>
            <draw:frame table:end-cell-address="Ex Dias FdS2.N8" svg:x="0.05cm" svg:y="0.03cm" svg:width="25.03cm" svg:height="4.15cm" draw:z-index="0" draw:name="Chart 15" draw:style-name="gr8">
              <draw:object draw:notify-on-update-of-ranges="'Ex Dias FdS2'.B2:'Ex Dias FdS2'.B25 " xlink:href="./Object 7-0" xlink:type="simple" xlink:show="embed" xlink:actuate="onLoad"/>
              <draw:image xlink:href="./ObjectReplacements/Object 7-0" xlink:show="embed" xlink:actuate="onLoad"/>
            </draw:frame>
          </table:table-cell>
        </table:table-row>
        <table:table-row table:style-name="ro2">
          <table:table-cell table:style-name="ce39" office:value-type="date" office:date-value="2014-01-01T00:00:00">
            <text:p>1-Jan-2014</text:p>
          </table:table-cell>
          <table:table-cell office:value-type="float" office:value="880">
            <text:p>880</text:p>
          </table:table-cell>
          <table:table-cell table:style-name="ce32" office:value-type="float" office:value="8">
            <text:p>8</text:p>
          </table:table-cell>
          <table:table-cell table:formula="of:=[.B2]/[.C2]" office:value-type="string">
            <text:p>110</text:p>
          </table:table-cell>
        </table:table-row>
        <table:table-row table:style-name="ro2">
          <table:table-cell table:style-name="ce39" office:value-type="date" office:date-value="2014-02-01T00:00:00">
            <text:p>1-Feb-2014</text:p>
          </table:table-cell>
          <table:table-cell office:value-type="float" office:value="1600">
            <text:p>1600</text:p>
          </table:table-cell>
          <table:table-cell table:style-name="ce32" office:value-type="float" office:value="8">
            <text:p>8</text:p>
          </table:table-cell>
          <table:table-cell table:formula="of:=[.B3]/[.C3]" office:value-type="string">
            <text:p>200</text:p>
          </table:table-cell>
        </table:table-row>
        <table:table-row table:style-name="ro2">
          <table:table-cell table:style-name="ce39" office:value-type="date" office:date-value="2014-03-01T00:00:00">
            <text:p>1-Mar-2014</text:p>
          </table:table-cell>
          <table:table-cell office:value-type="float" office:value="3240">
            <text:p>3240</text:p>
          </table:table-cell>
          <table:table-cell table:style-name="ce32" office:value-type="float" office:value="10">
            <text:p>10</text:p>
          </table:table-cell>
          <table:table-cell table:formula="of:=[.B4]/[.C4]" office:value-type="string">
            <text:p>324</text:p>
          </table:table-cell>
        </table:table-row>
        <table:table-row table:style-name="ro2">
          <table:table-cell table:style-name="ce39" office:value-type="date" office:date-value="2014-04-01T00:00:00">
            <text:p>1-Apr-2014</text:p>
          </table:table-cell>
          <table:table-cell office:value-type="float" office:value="3840">
            <text:p>3840</text:p>
          </table:table-cell>
          <table:table-cell table:style-name="ce32" office:value-type="float" office:value="8">
            <text:p>8</text:p>
          </table:table-cell>
          <table:table-cell table:formula="of:=[.B5]/[.C5]" office:value-type="string">
            <text:p>480</text:p>
          </table:table-cell>
        </table:table-row>
        <table:table-row table:style-name="ro2">
          <table:table-cell table:style-name="ce39" office:value-type="date" office:date-value="2014-05-01T00:00:00">
            <text:p>1-May-2014</text:p>
          </table:table-cell>
          <table:table-cell office:value-type="float" office:value="5670">
            <text:p>5670</text:p>
          </table:table-cell>
          <table:table-cell table:style-name="ce32" office:value-type="float" office:value="9">
            <text:p>9</text:p>
          </table:table-cell>
          <table:table-cell table:formula="of:=[.B6]/[.C6]" office:value-type="string">
            <text:p>630</text:p>
          </table:table-cell>
        </table:table-row>
        <table:table-row table:style-name="ro2">
          <table:table-cell table:style-name="ce39" office:value-type="date" office:date-value="2014-06-01T00:00:00">
            <text:p>1-Jun-2014</text:p>
          </table:table-cell>
          <table:table-cell office:value-type="float" office:value="7380">
            <text:p>7380</text:p>
          </table:table-cell>
          <table:table-cell table:style-name="ce32" office:value-type="float" office:value="9">
            <text:p>9</text:p>
          </table:table-cell>
          <table:table-cell table:formula="of:=[.B7]/[.C7]" office:value-type="string">
            <text:p>820</text:p>
          </table:table-cell>
        </table:table-row>
        <table:table-row table:style-name="ro2">
          <table:table-cell table:style-name="ce39" office:value-type="date" office:date-value="2014-07-01T00:00:00">
            <text:p>1-Jul-2014</text:p>
          </table:table-cell>
          <table:table-cell office:value-type="float" office:value="8096">
            <text:p>8096</text:p>
          </table:table-cell>
          <table:table-cell table:style-name="ce32" office:value-type="float" office:value="8">
            <text:p>8</text:p>
          </table:table-cell>
          <table:table-cell table:formula="of:=[.B8]/[.C8]" office:value-type="string">
            <text:p>1012</text:p>
          </table:table-cell>
          <table:table-cell>
            <draw:frame table:end-cell-address="Ex Dias FdS2.N17" svg:x="0.19cm" svg:y="0.45cm" svg:width="24.76cm" svg:height="4.89cm" draw:z-index="1" draw:name="Chart 16" draw:style-name="gr9">
              <draw:object draw:notify-on-update-of-ranges="'Ex Dias FdS2'.D2:'Ex Dias FdS2'.D25 " xlink:href="./Object 7-1" xlink:type="simple" xlink:show="embed" xlink:actuate="onLoad"/>
              <draw:image xlink:href="./ObjectReplacements/Object 7-1" xlink:show="embed" xlink:actuate="onLoad"/>
            </draw:frame>
          </table:table-cell>
        </table:table-row>
        <table:table-row table:style-name="ro2">
          <table:table-cell table:style-name="ce39" office:value-type="date" office:date-value="2014-08-01T00:00:00">
            <text:p>1-Aug-2014</text:p>
          </table:table-cell>
          <table:table-cell office:value-type="float" office:value="12390">
            <text:p>12390</text:p>
          </table:table-cell>
          <table:table-cell table:style-name="ce32" office:value-type="float" office:value="10">
            <text:p>10</text:p>
          </table:table-cell>
          <table:table-cell table:formula="of:=[.B9]/[.C9]" office:value-type="string">
            <text:p>1239</text:p>
          </table:table-cell>
        </table:table-row>
        <table:table-row table:style-name="ro2">
          <table:table-cell table:style-name="ce39" office:value-type="date" office:date-value="2014-09-01T00:00:00">
            <text:p>1-Sep-2014</text:p>
          </table:table-cell>
          <table:table-cell office:value-type="float" office:value="11792">
            <text:p>11792</text:p>
          </table:table-cell>
          <table:table-cell table:style-name="ce32" office:value-type="float" office:value="8">
            <text:p>8</text:p>
          </table:table-cell>
          <table:table-cell table:formula="of:=[.B10]/[.C10]" office:value-type="string">
            <text:p>1474</text:p>
          </table:table-cell>
        </table:table-row>
        <table:table-row table:style-name="ro2">
          <table:table-cell table:style-name="ce39" office:value-type="date" office:date-value="2014-10-01T00:00:00">
            <text:p>1-Oct-2014</text:p>
          </table:table-cell>
          <table:table-cell office:value-type="float" office:value="13984">
            <text:p>13984</text:p>
          </table:table-cell>
          <table:table-cell table:style-name="ce32" office:value-type="float" office:value="8">
            <text:p>8</text:p>
          </table:table-cell>
          <table:table-cell table:formula="of:=[.B11]/[.C11]" office:value-type="string">
            <text:p>1748</text:p>
          </table:table-cell>
        </table:table-row>
        <table:table-row table:style-name="ro2">
          <table:table-cell table:style-name="ce39" office:value-type="date" office:date-value="2014-11-01T00:00:00">
            <text:p>1-Nov-2014</text:p>
          </table:table-cell>
          <table:table-cell office:value-type="float" office:value="20200">
            <text:p>20200</text:p>
          </table:table-cell>
          <table:table-cell table:style-name="ce32" office:value-type="float" office:value="10">
            <text:p>10</text:p>
          </table:table-cell>
          <table:table-cell table:formula="of:=[.B12]/[.C12]" office:value-type="string">
            <text:p>2020</text:p>
          </table:table-cell>
        </table:table-row>
        <table:table-row table:style-name="ro2">
          <table:table-cell table:style-name="ce39" office:value-type="date" office:date-value="2014-12-01T00:00:00">
            <text:p>1-Dec-2014</text:p>
          </table:table-cell>
          <table:table-cell office:value-type="float" office:value="18480">
            <text:p>18480</text:p>
          </table:table-cell>
          <table:table-cell table:style-name="ce32" office:value-type="float" office:value="8">
            <text:p>8</text:p>
          </table:table-cell>
          <table:table-cell table:formula="of:=[.B13]/[.C13]" office:value-type="string">
            <text:p>2310</text:p>
          </table:table-cell>
        </table:table-row>
        <table:table-row table:style-name="ro2">
          <table:table-cell table:style-name="ce39" office:value-type="date" office:date-value="2015-01-01T00:00:00">
            <text:p>1-Jan-2015</text:p>
          </table:table-cell>
          <table:table-cell office:value-type="float" office:value="23436">
            <text:p>23436</text:p>
          </table:table-cell>
          <table:table-cell table:style-name="ce32" office:value-type="float" office:value="9">
            <text:p>9</text:p>
          </table:table-cell>
          <table:table-cell table:formula="of:=[.B14]/[.C14]" office:value-type="string">
            <text:p>2604</text:p>
          </table:table-cell>
        </table:table-row>
        <table:table-row table:style-name="ro2">
          <table:table-cell table:style-name="ce39" office:value-type="date" office:date-value="2015-02-01T00:00:00">
            <text:p>1-Feb-2015</text:p>
          </table:table-cell>
          <table:table-cell office:value-type="float" office:value="23392">
            <text:p>23392</text:p>
          </table:table-cell>
          <table:table-cell table:style-name="ce32" office:value-type="float" office:value="8">
            <text:p>8</text:p>
          </table:table-cell>
          <table:table-cell table:formula="of:=[.B15]/[.C15]" office:value-type="string">
            <text:p>2924</text:p>
          </table:table-cell>
        </table:table-row>
        <table:table-row table:style-name="ro2">
          <table:table-cell table:style-name="ce39" office:value-type="date" office:date-value="2015-03-01T00:00:00">
            <text:p>1-Mar-2015</text:p>
          </table:table-cell>
          <table:table-cell office:value-type="float" office:value="29304">
            <text:p>29304</text:p>
          </table:table-cell>
          <table:table-cell table:style-name="ce32" office:value-type="float" office:value="9">
            <text:p>9</text:p>
          </table:table-cell>
          <table:table-cell table:formula="of:=[.B16]/[.C16]" office:value-type="string">
            <text:p>3256</text:p>
          </table:table-cell>
        </table:table-row>
        <table:table-row table:style-name="ro2">
          <table:table-cell table:style-name="ce39" office:value-type="date" office:date-value="2015-04-01T00:00:00">
            <text:p>1-Apr-2015</text:p>
          </table:table-cell>
          <table:table-cell office:value-type="float" office:value="28960">
            <text:p>28960</text:p>
          </table:table-cell>
          <table:table-cell table:style-name="ce32" office:value-type="float" office:value="8">
            <text:p>8</text:p>
          </table:table-cell>
          <table:table-cell table:formula="of:=[.B17]/[.C17]" office:value-type="string">
            <text:p>3620</text:p>
          </table:table-cell>
        </table:table-row>
        <table:table-row table:style-name="ro2">
          <table:table-cell table:style-name="ce39" office:value-type="date" office:date-value="2015-05-01T00:00:00">
            <text:p>1-May-2015</text:p>
          </table:table-cell>
          <table:table-cell office:value-type="float" office:value="40000">
            <text:p>40000</text:p>
          </table:table-cell>
          <table:table-cell table:style-name="ce32" office:value-type="float" office:value="10">
            <text:p>10</text:p>
          </table:table-cell>
          <table:table-cell table:formula="of:=[.B18]/[.C18]" office:value-type="string">
            <text:p>4000</text:p>
          </table:table-cell>
        </table:table-row>
        <table:table-row table:style-name="ro2">
          <table:table-cell table:style-name="ce39" office:value-type="date" office:date-value="2015-06-01T00:00:00">
            <text:p>1-Jun-2015</text:p>
          </table:table-cell>
          <table:table-cell office:value-type="float" office:value="35280">
            <text:p>35280</text:p>
          </table:table-cell>
          <table:table-cell table:style-name="ce32" office:value-type="float" office:value="8">
            <text:p>8</text:p>
          </table:table-cell>
          <table:table-cell table:formula="of:=[.B19]/[.C19]" office:value-type="string">
            <text:p>4410</text:p>
          </table:table-cell>
        </table:table-row>
        <table:table-row table:style-name="ro2">
          <table:table-cell table:style-name="ce39" office:value-type="date" office:date-value="2015-07-01T00:00:00">
            <text:p>1-Jul-2015</text:p>
          </table:table-cell>
          <table:table-cell office:value-type="float" office:value="38720">
            <text:p>38720</text:p>
          </table:table-cell>
          <table:table-cell table:style-name="ce32" office:value-type="float" office:value="8">
            <text:p>8</text:p>
          </table:table-cell>
          <table:table-cell table:formula="of:=[.B20]/[.C20]" office:value-type="string">
            <text:p>4840</text:p>
          </table:table-cell>
        </table:table-row>
        <table:table-row table:style-name="ro2">
          <table:table-cell table:style-name="ce39" office:value-type="date" office:date-value="2015-08-01T00:00:00">
            <text:p>1-Aug-2015</text:p>
          </table:table-cell>
          <table:table-cell office:value-type="float" office:value="52710">
            <text:p>52710</text:p>
          </table:table-cell>
          <table:table-cell table:style-name="ce32" office:value-type="float" office:value="10">
            <text:p>10</text:p>
          </table:table-cell>
          <table:table-cell table:formula="of:=[.B21]/[.C21]" office:value-type="string">
            <text:p>5271</text:p>
          </table:table-cell>
        </table:table-row>
        <table:table-row table:style-name="ro2">
          <table:table-cell table:style-name="ce39" office:value-type="date" office:date-value="2015-09-01T00:00:00">
            <text:p>1-Sep-2015</text:p>
          </table:table-cell>
          <table:table-cell office:value-type="float" office:value="45864">
            <text:p>45864</text:p>
          </table:table-cell>
          <table:table-cell table:style-name="ce32" office:value-type="float" office:value="8">
            <text:p>8</text:p>
          </table:table-cell>
          <table:table-cell table:formula="of:=[.B22]/[.C22]" office:value-type="string">
            <text:p>5733</text:p>
          </table:table-cell>
        </table:table-row>
        <table:table-row table:style-name="ro2">
          <table:table-cell table:style-name="ce39" office:value-type="date" office:date-value="2015-10-01T00:00:00">
            <text:p>1-Oct-2015</text:p>
          </table:table-cell>
          <table:table-cell office:value-type="float" office:value="55944">
            <text:p>55944</text:p>
          </table:table-cell>
          <table:table-cell table:style-name="ce32" office:value-type="float" office:value="9">
            <text:p>9</text:p>
          </table:table-cell>
          <table:table-cell table:formula="of:=[.B23]/[.C23]" office:value-type="string">
            <text:p>6216</text:p>
          </table:table-cell>
        </table:table-row>
        <table:table-row table:style-name="ro2">
          <table:table-cell table:style-name="ce39" office:value-type="date" office:date-value="2015-11-01T00:00:00">
            <text:p>1-Nov-2015</text:p>
          </table:table-cell>
          <table:table-cell office:value-type="float" office:value="60300">
            <text:p>60300</text:p>
          </table:table-cell>
          <table:table-cell table:style-name="ce32" office:value-type="float" office:value="9">
            <text:p>9</text:p>
          </table:table-cell>
          <table:table-cell table:formula="of:=[.B24]/[.C24]" office:value-type="string">
            <text:p>6700</text:p>
          </table:table-cell>
        </table:table-row>
        <table:table-row table:style-name="ro2">
          <table:table-cell table:style-name="ce39" office:value-type="date" office:date-value="2015-12-01T00:00:00">
            <text:p>1-Dec-2015</text:p>
          </table:table-cell>
          <table:table-cell office:value-type="float" office:value="57728">
            <text:p>57728</text:p>
          </table:table-cell>
          <table:table-cell table:style-name="ce32" office:value-type="float" office:value="8">
            <text:p>8</text:p>
          </table:table-cell>
          <table:table-cell table:formula="of:=[.B25]/[.C25]" office:value-type="string">
            <text:p>7216</text:p>
          </table:table-cell>
        </table:table-row>
      </table:table>
      <table:table table:name="DiasUteis" table:style-name="ta9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32" office:value-type="string">
            <text:p>Mês</text:p>
          </table:table-cell>
          <table:table-cell table:style-name="ce32" office:value-type="string">
            <text:p>Dias úteis</text:p>
          </table:table-cell>
          <table:table-cell table:style-name="ce32" office:value-type="string">
            <text:p>fins de semana</text:p>
          </table:table-cell>
          <table:table-cell table:style-name="ce32" office:value-type="string">
            <text:p>feriados</text:p>
          </table:table-cell>
        </table:table-row>
        <table:table-row table:style-name="ro2">
          <table:table-cell table:style-name="ce39" office:value-type="date" office:date-value="2014-01-01T00:00:00">
            <text:p>1-Jan-2014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4-02-01T00:00:00">
            <text:p>1-Feb-2014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39" office:value-type="date" office:date-value="2014-03-01T00:00:00">
            <text:p>1-Mar-2014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3">
            <text:p>3</text:p>
          </table:table-cell>
        </table:table-row>
        <table:table-row table:style-name="ro2">
          <table:table-cell table:style-name="ce39" office:value-type="date" office:date-value="2014-04-01T00:00:00">
            <text:p>1-Apr-2014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">
            <text:p>2</text:p>
          </table:table-cell>
        </table:table-row>
        <table:table-row table:style-name="ro2">
          <table:table-cell table:style-name="ce39" office:value-type="date" office:date-value="2014-05-01T00:00:00">
            <text:p>1-May-2014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4-06-01T00:00:00">
            <text:p>1-Jun-2014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4-07-01T00:00:00">
            <text:p>1-Jul-2014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4-08-01T00:00:00">
            <text:p>1-Aug-2014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4-09-01T00:00:00">
            <text:p>1-Sep-2014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(feriado cai no domingo)</text:p>
          </table:table-cell>
        </table:table-row>
        <table:table-row table:style-name="ro2">
          <table:table-cell table:style-name="ce39" office:value-type="date" office:date-value="2014-10-01T00:00:00">
            <text:p>1-Oct-2014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(feriado cai no domingo)</text:p>
          </table:table-cell>
        </table:table-row>
        <table:table-row table:style-name="ro2">
          <table:table-cell table:style-name="ce39" office:value-type="date" office:date-value="2014-11-01T00:00:00">
            <text:p>1-Nov-2014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(feriado cai no domingo)</text:p>
          </table:table-cell>
        </table:table-row>
        <table:table-row table:style-name="ro2">
          <table:table-cell table:style-name="ce39" office:value-type="date" office:date-value="2014-12-01T00:00:00">
            <text:p>1-Dec-2014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5-01-01T00:00:00">
            <text:p>1-Jan-2015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5-02-01T00:00:00">
            <text:p>1-Feb-2015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3">
            <text:p>3</text:p>
          </table:table-cell>
        </table:table-row>
        <table:table-row table:style-name="ro2">
          <table:table-cell table:style-name="ce39" office:value-type="date" office:date-value="2015-03-01T00:00:00">
            <text:p>1-Mar-2015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39" office:value-type="date" office:date-value="2015-04-01T00:00:00">
            <text:p>1-Apr-2015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">
            <text:p>2</text:p>
          </table:table-cell>
        </table:table-row>
        <table:table-row table:style-name="ro2">
          <table:table-cell table:style-name="ce39" office:value-type="date" office:date-value="2015-05-01T00:00:00">
            <text:p>1-May-2015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5-06-01T00:00:00">
            <text:p>1-Jun-2015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5-07-01T00:00:00">
            <text:p>1-Jul-2015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5-08-01T00:00:00">
            <text:p>1-Aug-2015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39" office:value-type="date" office:date-value="2015-09-01T00:00:00">
            <text:p>1-Sep-2015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5-10-01T00:00:00">
            <text:p>1-Oct-2015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39" office:value-type="date" office:date-value="2015-11-01T00:00:00">
            <text:p>1-Nov-2015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(outro feriado cai no domingo)</text:p>
          </table:table-cell>
        </table:table-row>
        <table:table-row table:style-name="ro2">
          <table:table-cell table:style-name="ce39" office:value-type="date" office:date-value="2015-12-01T00:00:00">
            <text:p>1-Dec-2015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/>
      <number:text>-</number:text>
      <number:month number:textual="true"/>
      <number:text>-</number:text>
      <number:year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2" xlink:show="embed" xlink:actuate="onLoad"/>
    <draw:fill-image draw:name="D3" xlink:show="embed" xlink:actuate="onLoad"/>
    <draw:fill-image draw:name="D4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ranco" style:display-name="PageStyle_Branco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xemplo 1" style:display-name="PageStyle_Exemplo 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xemplo 2" style:display-name="PageStyle_Exemplo 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xemplo 3" style:display-name="PageStyle_Exemplo 3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xemplo Dias - 1" style:display-name="PageStyle_Exemplo Dias - 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xemplo dias - 2" style:display-name="PageStyle_Exemplo dias - 2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xemplo Dias FdS " style:display-name="PageStyle_Exemplo Dias FdS 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x Dias FdS2" style:display-name="PageStyle_Ex Dias FdS2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DiasUteis" style:display-name="PageStyle_DiasUteis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

<file path=Object 1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3.31cm" svg:height="3.78cm" chart:class="chart:line" chart:style-name="ch1"><chart:title svg:x="2.57in" svg:y="0.1in" chart:style-name="ch2"><text:p>Vendas de produtos em mil R$ por mês</text:p></chart:title><chart:plot-area table:cell-range-address="'Exemplo 1'.B2:'Exemplo 1'.B25 'Exemplo 1'.B1" svg:x="0.98cm" svg:width="22.07cm" svg:y="1.22cm" svg:height="1.59cm" chart:style-name="ch3"><chart:axis chart:name="primary-x" chart:dimension="x" chart:style-name="ch4"><chart:categories table:cell-range-address="'Exemplo 1'.A2:'Exemplo 1'.A25" chart:style-name="ch4" /><chart:title svg:x="4.63in" svg:y="1.15in" chart:style-name="ch5"><text:p>Tempo</text:p></chart:title></chart:axis><chart:axis chart:name="primary-y" chart:dimension="y" chart:style-name="ch6"><chart:title svg:x="0.15in" svg:y="0.57in" chart:style-name="ch8"><text:p>Vendas em mil R$</text:p></chart:title><chart:grid chart:class="major" chart:style-name="ch7" /></chart:axis><chart:series chart:values-cell-range-address="'Exemplo 1'.B2:'Exemplo 1'.B25" chart:class="chart:line" chart:label-cell-address="'Exemplo 1'.B1" chart:style-name="ch9"><chart:data-point chart:style-name="ch10" chart:repeated="24" /></chart:series><chart:wall chart:style-name="ch3" /></chart:plot-area></chart:chart></office:chart></office:body></office:document-content>
</file>

<file path=Object 1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3.26cm" svg:height="4.58cm" chart:class="chart:line" chart:style-name="ch1"><chart:title svg:x="3.02in" svg:y="0.1in" chart:style-name="ch2"><text:p>Aumento das Vendas por mês</text:p></chart:title><chart:plot-area table:cell-range-address="'Exemplo 1'.C2:'Exemplo 1'.C24 'Exemplo 1'.C1" svg:x="0.98cm" svg:width="22.01cm" svg:y="1.22cm" svg:height="2.38cm" chart:style-name="ch3"><chart:axis chart:name="primary-x" chart:dimension="x" chart:style-name="ch4"><chart:title svg:x="4.65in" svg:y="1.46in" chart:style-name="ch5"><text:p>Tempo</text:p></chart:title></chart:axis><chart:axis chart:name="primary-y" chart:dimension="y" chart:style-name="ch6"><chart:title svg:x="0.15in" svg:y="0.57in" chart:style-name="ch8"><text:p>Aumento das Vendas</text:p></chart:title><chart:grid chart:class="major" chart:style-name="ch7" /></chart:axis><chart:series chart:values-cell-range-address="'Exemplo 1'.C2:'Exemplo 1'.C24" chart:class="chart:line" chart:label-cell-address="'Exemplo 1'.C1" chart:style-name="ch9"><chart:data-point chart:style-name="ch10" chart:repeated="23" /></chart:series><chart:wall chart:style-name="ch3" /></chart:plot-area></chart:chart></office:chart></office:body></office:document-content>
</file>

<file path=Object 1-2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8" style:family="chart"><style:chart-properties chart:symbol-name="none" /><style:graphic-properties draw:stroke="solid" svg:stroke-width="0.0705555555555556cm" draw:fill-color="#4f81bd" draw:fill="solid" /></style:style><style:style style:name="ch9" style:family="chart"><style:graphic-properties draw:stroke="solid" svg:stroke-width="0.0705555555555556cm" draw:fill-color="#4f81bd" draw:fill="solid" /></style:style></office:automatic-styles><office:body><office:chart><chart:chart svg:width="15.69cm" svg:height="5.48cm" chart:class="chart:line" chart:style-name="ch1"><chart:title svg:x="1.42in" svg:y="0.1in" chart:style-name="ch2"><text:p>Aceleração das Vendas por mês</text:p></chart:title><chart:plot-area table:cell-range-address="'Exemplo 1'.D2:'Exemplo 1'.D23 'Exemplo 1'.D1" svg:x="0.98cm" svg:width="14.45cm" svg:y="1.22cm" svg:height="4cm" chart:style-name="ch3"><chart:axis chart:name="primary-x" chart:dimension="x" chart:style-name="ch4" /><chart:axis chart:name="primary-y" chart:dimension="y" chart:style-name="ch5"><chart:title svg:x="0.15in" svg:y="0.57in" chart:style-name="ch7"><text:p>Aceleração das Vendas</text:p></chart:title><chart:grid chart:class="major" chart:style-name="ch6" /></chart:axis><chart:series chart:values-cell-range-address="'Exemplo 1'.D2:'Exemplo 1'.D23" chart:class="chart:line" chart:label-cell-address="'Exemplo 1'.D1" chart:style-name="ch8"><chart:data-point chart:style-name="ch9" chart:repeated="22" /></chart:series><chart:wall chart:style-name="ch3" /></chart:plot-area></chart:chart></office:chart></office:body></office:document-content>
</file>

<file path=Object 2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3.18cm" svg:height="5.13cm" chart:class="chart:line" chart:style-name="ch1"><chart:title svg:x="2.81in" svg:y="0.1in" chart:style-name="ch2"><text:p>Assinantes da Newsletter por mês</text:p></chart:title><chart:plot-area table:cell-range-address="'Exemplo 2'.B2:'Exemplo 2'.B25 'Exemplo 2'.B1" svg:x="1.48cm" svg:width="21.43cm" svg:y="1.22cm" svg:height="2.94cm" chart:style-name="ch3"><chart:axis chart:name="primary-x" chart:dimension="x" chart:style-name="ch4"><chart:categories table:cell-range-address="'Exemplo 2'.A2:'Exemplo 2'.A25" chart:style-name="ch4" /><chart:title svg:x="4.59in" svg:y="1.68in" chart:style-name="ch5"><text:p>Tempo</text:p></chart:title></chart:axis><chart:axis chart:name="primary-y" chart:dimension="y" chart:style-name="ch6"><chart:title svg:x="0.15in" svg:y="0.57in" chart:style-name="ch8"><text:p>Total de Assinantes da Newsletter</text:p></chart:title><chart:grid chart:class="major" chart:style-name="ch7" /></chart:axis><chart:series chart:values-cell-range-address="'Exemplo 2'.B2:'Exemplo 2'.B25" chart:class="chart:line" chart:label-cell-address="'Exemplo 2'.B1" chart:style-name="ch9"><chart:data-point chart:style-name="ch10" chart:repeated="24" /></chart:series><chart:wall chart:style-name="ch3" /></chart:plot-area></chart:chart></office:chart></office:body></office:document-content>
</file>

<file path=Object 2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2.81cm" svg:height="4.5cm" chart:class="chart:line" chart:style-name="ch1"><chart:title svg:x="2.93in" svg:y="0.1in" chart:style-name="ch2"><text:p>Aumento no No de Assinantes</text:p></chart:title><chart:plot-area table:cell-range-address="'Exemplo 2'.C2:'Exemplo 2'.C24 'Exemplo 2'.C1" svg:x="1.48cm" svg:width="21.06cm" svg:y="1.22cm" svg:height="2.3cm" chart:style-name="ch3"><chart:axis chart:name="primary-x" chart:dimension="x" chart:style-name="ch4"><chart:title svg:x="4.66in" svg:y="1.43in" chart:style-name="ch5"><text:p>Tempo</text:p></chart:title></chart:axis><chart:axis chart:name="primary-y" chart:dimension="y" chart:style-name="ch6"><chart:title svg:x="0.15in" svg:y="0.57in" chart:style-name="ch8"><text:p>Aumento no No de Assinantes</text:p></chart:title><chart:grid chart:class="major" chart:style-name="ch7" /></chart:axis><chart:series chart:values-cell-range-address="'Exemplo 2'.C2:'Exemplo 2'.C24" chart:class="chart:line" chart:label-cell-address="'Exemplo 2'.C1" chart:style-name="ch9"><chart:data-point chart:style-name="ch10" chart:repeated="23" /></chart:series><chart:wall chart:style-name="ch3" /></chart:plot-area></chart:chart></office:chart></office:body></office:document-content>
</file>

<file path=Object 2-2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15.05cm" svg:height="4.87cm" chart:class="chart:line" chart:style-name="ch1"><chart:title svg:x="0.57in" svg:y="0.1in" chart:style-name="ch2"><text:p>Aceleração no No de Assiantes das Newsletter</text:p></chart:title><chart:plot-area table:cell-range-address="'Exemplo 2'.D2:'Exemplo 2'.D23 'Exemplo 2'.D1" svg:x="1.96cm" svg:width="12.83cm" svg:y="1.22cm" svg:height="2.67cm" chart:style-name="ch3"><chart:axis chart:name="primary-x" chart:dimension="x" chart:style-name="ch4"><chart:title svg:x="3.22in" svg:y="1.57in" chart:style-name="ch5"><text:p>Tempo</text:p></chart:title></chart:axis><chart:axis chart:name="primary-y" chart:dimension="y" chart:style-name="ch6"><chart:title svg:x="0.15in" svg:y="0.57in" chart:style-name="ch8"><text:p>Aceleração no No de Assiantes das Newsletter</text:p></chart:title><chart:grid chart:class="major" chart:style-name="ch7" /></chart:axis><chart:series chart:values-cell-range-address="'Exemplo 2'.D2:'Exemplo 2'.D23" chart:class="chart:line" chart:label-cell-address="'Exemplo 2'.D1" chart:style-name="ch9"><chart:data-point chart:style-name="ch10" chart:repeated="22" /></chart:series><chart:wall chart:style-name="ch3" /></chart:plot-area></chart:chart></office:chart></office:body></office:document-content>
</file>

<file path=Object 3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3.87cm" svg:height="4.87cm" chart:class="chart:line" chart:style-name="ch1"><chart:title svg:x="3.12in" svg:y="0.1in" chart:style-name="ch2"><text:p>Seguidores no Twitter por mês</text:p></chart:title><chart:plot-area table:cell-range-address="'Exemplo 3'.B2:'Exemplo 3'.B25 'Exemplo 3'.B1" svg:x="0.98cm" svg:width="22.62cm" svg:y="1.22cm" svg:height="2.67cm" chart:style-name="ch3"><chart:axis chart:name="primary-x" chart:dimension="x" chart:style-name="ch4"><chart:categories table:cell-range-address="'Exemplo 3'.A2:'Exemplo 3'.A25" chart:style-name="ch4" /><chart:title svg:x="4.63in" svg:y="1.57in" chart:style-name="ch5"><text:p>Tempo</text:p></chart:title></chart:axis><chart:axis chart:name="primary-y" chart:dimension="y" chart:style-name="ch6"><chart:title svg:x="0.15in" svg:y="0.57in" chart:style-name="ch8"><text:p>Seguidores no Twitter</text:p></chart:title><chart:grid chart:class="major" chart:style-name="ch7" /></chart:axis><chart:series chart:values-cell-range-address="'Exemplo 3'.B2:'Exemplo 3'.B25" chart:class="chart:line" chart:label-cell-address="'Exemplo 3'.B1" chart:style-name="ch9"><chart:data-point chart:style-name="ch10" chart:repeated="24" /></chart:series><chart:wall chart:style-name="ch3" /></chart:plot-area></chart:chart></office:chart></office:body></office:document-content>
</file>

<file path=Object 3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3.73cm" svg:height="5.29cm" chart:class="chart:line" chart:style-name="ch1"><chart:title svg:x="2.41in" svg:y="0.1in" chart:style-name="ch2"><text:p>Aumento nos Seguidores no Twitter por mês</text:p></chart:title><chart:plot-area table:cell-range-address="'Exemplo 3'.C2:'Exemplo 3'.C24 'Exemplo 3'.C1" svg:x="1.48cm" svg:width="21.99cm" svg:y="1.22cm" svg:height="3.1cm" chart:style-name="ch3"><chart:axis chart:name="primary-x" chart:dimension="x" chart:style-name="ch4"><chart:title svg:x="4.83in" svg:y="1.74in" chart:style-name="ch5"><text:p>Tempo</text:p></chart:title></chart:axis><chart:axis chart:name="primary-y" chart:dimension="y" chart:style-name="ch6"><chart:title svg:x="0.14in" svg:y="0.57in" chart:style-name="ch8"><text:p>Aumento nos Seguidores no Twitter</text:p></chart:title><chart:grid chart:class="major" chart:style-name="ch7" /></chart:axis><chart:series chart:values-cell-range-address="'Exemplo 3'.C2:'Exemplo 3'.C24" chart:class="chart:line" chart:label-cell-address="'Exemplo 3'.C1" chart:style-name="ch9"><chart:data-point chart:style-name="ch10" chart:repeated="23" /></chart:series><chart:wall chart:style-name="ch3" /></chart:plot-area></chart:chart></office:chart></office:body></office:document-content>
</file>

<file path=Object 3-2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15.4cm" svg:height="4.52cm" chart:class="chart:line" chart:style-name="ch1"><chart:title svg:x="0.71in" svg:y="0.1in" chart:style-name="ch2"><text:p>Aceleração de Seguidores no Twitter por Mês</text:p></chart:title><chart:plot-area table:cell-range-address="'Exemplo 3'.D2:'Exemplo 3'.D23 'Exemplo 3'.D1" svg:x="1.48cm" svg:width="13.65cm" svg:y="1.22cm" svg:height="2.33cm" chart:style-name="ch3"><chart:axis chart:name="primary-x" chart:dimension="x" chart:style-name="ch4"><chart:title svg:x="3.2in" svg:y="1.44in" chart:style-name="ch5"><text:p>Tempo</text:p></chart:title></chart:axis><chart:axis chart:name="primary-y" chart:dimension="y" chart:style-name="ch6"><chart:title svg:x="0.15in" svg:y="0.57in" chart:style-name="ch8"><text:p>Aceleração de Seguidores no Twitter</text:p></chart:title><chart:grid chart:class="major" chart:style-name="ch7" /></chart:axis><chart:series chart:values-cell-range-address="'Exemplo 3'.D2:'Exemplo 3'.D23" chart:class="chart:line" chart:label-cell-address="'Exemplo 3'.D1" chart:style-name="ch9"><chart:data-point chart:style-name="ch10" chart:repeated="22" /></chart:series><chart:wall chart:style-name="ch3" /></chart:plot-area></chart:chart></office:chart></office:body></office:document-content>
</file>

<file path=Object 4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4.63cm" svg:height="7.28cm" chart:class="chart:line" chart:style-name="ch1"><chart:title svg:x="3.52in" svg:y="0.1in" chart:style-name="ch2"><text:p>Vendas em quant. por dia</text:p></chart:title><chart:plot-area table:cell-range-address="'Exemplo Dias - 1'.B2:'Exemplo Dias - 1'.B60 'Exemplo Dias - 1'.B1" svg:x="0.98cm" svg:width="23.39cm" svg:y="1.22cm" svg:height="5.08cm" chart:style-name="ch3"><chart:axis chart:name="primary-x" chart:dimension="x" chart:style-name="ch4"><chart:categories table:cell-range-address="'Exemplo Dias - 1'.A2:'Exemplo Dias - 1'.A60" chart:style-name="ch4" /><chart:title svg:x="4.46in" svg:y="2.52in" chart:style-name="ch5"><text:p>Tempo (em dias)</text:p></chart:title></chart:axis><chart:axis chart:name="primary-y" chart:dimension="y" chart:style-name="ch6"><chart:title svg:x="0.15in" svg:y="0.57in" chart:style-name="ch8"><text:p>Vendas (em quantidade de produtos)</text:p></chart:title><chart:grid chart:class="major" chart:style-name="ch7" /></chart:axis><chart:series chart:values-cell-range-address="'Exemplo Dias - 1'.B2:'Exemplo Dias - 1'.B60" chart:class="chart:line" chart:label-cell-address="'Exemplo Dias - 1'.B1" chart:style-name="ch9"><chart:data-point chart:style-name="ch10" chart:repeated="59" /></chart:series><chart:wall chart:style-name="ch3" /></chart:plot-area></chart:chart></office:chart></office:body></office:document-content>
</file>

<file path=Object 5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0.37cm" svg:height="5.05cm" chart:class="chart:line" chart:style-name="ch1"><chart:title svg:x="2.79in" svg:y="0.1in" chart:style-name="ch2"><text:p>Vendas em R$ por mês</text:p></chart:title><chart:plot-area table:cell-range-address="'Exemplo dias - 2'.B2:'Exemplo dias - 2'.B25 'Exemplo dias - 2'.B1" svg:x="0.98cm" svg:width="19.13cm" svg:y="1.22cm" svg:height="2.86cm" chart:style-name="ch3"><chart:axis chart:name="primary-x" chart:dimension="x" chart:style-name="ch4"><chart:categories table:cell-range-address="'Exemplo dias - 2'.A2:'Exemplo dias - 2'.A25" chart:style-name="ch4" /><chart:title svg:x="4.12in" svg:y="1.65in" chart:style-name="ch5"><text:p>Mês</text:p></chart:title></chart:axis><chart:axis chart:name="primary-y" chart:dimension="y" chart:style-name="ch6"><chart:title svg:x="0.15in" svg:y="0.57in" chart:style-name="ch8"><text:p>Vendas em R$</text:p></chart:title><chart:grid chart:class="major" chart:style-name="ch7" /></chart:axis><chart:series chart:values-cell-range-address="'Exemplo dias - 2'.B2:'Exemplo dias - 2'.B25" chart:class="chart:line" chart:label-cell-address="'Exemplo dias - 2'.B1" chart:style-name="ch9"><chart:data-point chart:style-name="ch10" chart:repeated="24" /></chart:series><chart:wall chart:style-name="ch3" /></chart:plot-area></chart:chart></office:chart></office:body></office:document-content>
</file>

<file path=Object 5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8" style:family="chart"><style:chart-properties chart:symbol-name="none" /><style:graphic-properties draw:stroke="solid" svg:stroke-width="0.0705555555555556cm" draw:fill-color="#4f81bd" draw:fill="solid" /></style:style><style:style style:name="ch9" style:family="chart"><style:graphic-properties draw:stroke="solid" svg:stroke-width="0.0705555555555556cm" draw:fill-color="#4f81bd" draw:fill="solid" /></style:style></office:automatic-styles><office:body><office:chart><chart:chart svg:width="20.29cm" svg:height="4.37cm" chart:class="chart:line" chart:style-name="ch1"><chart:title svg:x="3.02in" svg:y="0.1in" chart:style-name="ch2"><text:p>Vendas por dia útil</text:p></chart:title><chart:plot-area table:cell-range-address="'Exemplo dias - 2'.D2:'Exemplo dias - 2'.D25 'Exemplo dias - 2'.D1" svg:x="0.98cm" svg:width="19.05cm" svg:y="1.22cm" svg:height="2.88cm" chart:style-name="ch3"><chart:axis chart:name="primary-x" chart:dimension="x" chart:style-name="ch4" /><chart:axis chart:name="primary-y" chart:dimension="y" chart:style-name="ch5"><chart:title svg:x="0.15in" svg:y="0.57in" chart:style-name="ch7"><text:p>Vendas por dia útil</text:p></chart:title><chart:grid chart:class="major" chart:style-name="ch6" /></chart:axis><chart:series chart:values-cell-range-address="'Exemplo dias - 2'.D2:'Exemplo dias - 2'.D25" chart:class="chart:line" chart:label-cell-address="'Exemplo dias - 2'.D1" chart:style-name="ch8"><chart:data-point chart:style-name="ch9" chart:repeated="24" /></chart:series><chart:wall chart:style-name="ch3" /></chart:plot-area></chart:chart></office:chart></office:body></office:document-content>
</file>

<file path=Object 5-2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12.41cm" svg:height="5.56cm" chart:class="chart:line" chart:style-name="ch1"><chart:title svg:x="0.83in" svg:y="0.1in" chart:style-name="ch2"><text:p>Aumento de Vendas por dia útil</text:p></chart:title><chart:legend chart:legend-position="end" svg:x="3.16in" svg:y="1.06in" chart:style-name="ch3" chartooo:width="4.13cm" chartooo:height="1.08cm" /><chart:plot-area table:cell-range-address="'Exemplo dias - 2'.E2:'Exemplo dias - 2'.E24 'Exemplo dias - 2'.E1" svg:x="1.48cm" svg:width="6.32cm" svg:y="1.22cm" svg:height="4.07cm" chart:style-name="ch4"><chart:axis chart:name="primary-x" chart:dimension="x" chart:style-name="ch5" /><chart:axis chart:name="primary-y" chart:dimension="y" chart:style-name="ch6"><chart:title svg:x="0.15in" svg:y="0.57in" chart:style-name="ch8"><text:p>Aumento de Vendas por dia útil</text:p></chart:title><chart:grid chart:class="major" chart:style-name="ch7" /></chart:axis><chart:series chart:values-cell-range-address="'Exemplo dias - 2'.E2:'Exemplo dias - 2'.E24" chart:class="chart:line" chart:label-cell-address="'Exemplo dias - 2'.E1" chart:style-name="ch9"><chart:data-point chart:style-name="ch10" chart:repeated="23" /></chart:series><chart:wall chart:style-name="ch4" /></chart:plot-area></chart:chart></office:chart></office:body></office:document-content>
</file>

<file path=Object 6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2.81cm" svg:height="7.36cm" chart:class="chart:line" chart:style-name="ch1"><chart:title svg:x="3.2in" svg:y="0.1in" chart:style-name="ch2"><text:p>Visitantes no Site por dia</text:p></chart:title><chart:plot-area table:cell-range-address="'Exemplo Dias FdS '.B2:'Exemplo Dias FdS '.B60 'Exemplo Dias FdS '.B1" svg:x="0.98cm" svg:width="21.56cm" svg:y="1.22cm" svg:height="5.16cm" chart:style-name="ch3"><chart:axis chart:name="primary-x" chart:dimension="x" chart:style-name="ch4"><chart:categories table:cell-range-address="'Exemplo Dias FdS '.A2:'Exemplo Dias FdS '.A60" chart:style-name="ch4" /><chart:title svg:x="4.64in" svg:y="2.55in" chart:style-name="ch5"><text:p>Data</text:p></chart:title></chart:axis><chart:axis chart:name="primary-y" chart:dimension="y" chart:style-name="ch6"><chart:title svg:x="0.15in" svg:y="0.58in" chart:style-name="ch8"><text:p>Visitantes no Site</text:p></chart:title><chart:grid chart:class="major" chart:style-name="ch7" /></chart:axis><chart:series chart:values-cell-range-address="'Exemplo Dias FdS '.B2:'Exemplo Dias FdS '.B60" chart:class="chart:line" chart:label-cell-address="'Exemplo Dias FdS '.B1" chart:style-name="ch9"><chart:data-point chart:style-name="ch10" chart:repeated="59" /></chart:series><chart:wall chart:style-name="ch3" /></chart:plot-area></chart:chart></office:chart></office:body></office:document-content>
</file>

<file path=Object 7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9" style:family="chart"><style:chart-properties chart:symbol-name="none" /><style:graphic-properties draw:stroke="solid" svg:stroke-width="0.0705555555555556cm" draw:fill-color="#4f81bd" draw:fill="solid" /></style:style><style:style style:name="ch10" style:family="chart"><style:graphic-properties draw:stroke="solid" svg:stroke-width="0.0705555555555556cm" draw:fill-color="#4f81bd" draw:fill="solid" /></style:style></office:automatic-styles><office:body><office:chart><chart:chart svg:width="25.03cm" svg:height="4.15cm" chart:class="chart:line" chart:style-name="ch1"><chart:title svg:x="3.57in" svg:y="0.1in" chart:style-name="ch2"><text:p>Visitantes no Site por mês</text:p></chart:title><chart:plot-area table:cell-range-address="'Ex Dias FdS2'.B2:'Ex Dias FdS2'.B25 'Ex Dias FdS2'.B1" svg:x="0.98cm" svg:width="23.78cm" svg:y="1.22cm" svg:height="1.96cm" chart:style-name="ch3"><chart:axis chart:name="primary-x" chart:dimension="x" chart:style-name="ch4"><chart:categories table:cell-range-address="'Ex Dias FdS2'.A2:'Ex Dias FdS2'.A25" chart:style-name="ch4" /><chart:title svg:x="5.05in" svg:y="1.29in" chart:style-name="ch5"><text:p>Mês</text:p></chart:title></chart:axis><chart:axis chart:name="primary-y" chart:dimension="y" chart:style-name="ch6"><chart:title svg:x="0.15in" svg:y="0.57in" chart:style-name="ch8"><text:p>Visitantes no Site</text:p></chart:title><chart:grid chart:class="major" chart:style-name="ch7" /></chart:axis><chart:series chart:values-cell-range-address="'Ex Dias FdS2'.B2:'Ex Dias FdS2'.B25" chart:class="chart:line" chart:label-cell-address="'Ex Dias FdS2'.B1" chart:style-name="ch9"><chart:data-point chart:style-name="ch10" chart:repeated="24" /></chart:series><chart:wall chart:style-name="ch3" /></chart:plot-area></chart:chart></office:chart></office:body></office:document-content>
</file>

<file path=Object 7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8" style:family="chart"><style:chart-properties chart:symbol-name="none" /><style:graphic-properties draw:stroke="solid" svg:stroke-width="0.0705555555555556cm" draw:fill-color="#4f81bd" draw:fill="solid" /></style:style><style:style style:name="ch9" style:family="chart"><style:graphic-properties draw:stroke="solid" svg:stroke-width="0.0705555555555556cm" draw:fill-color="#4f81bd" draw:fill="solid" /></style:style></office:automatic-styles><office:body><office:chart><chart:chart svg:width="24.76cm" svg:height="4.89cm" chart:class="chart:line" chart:style-name="ch1"><chart:title svg:x="2.69in" svg:y="0.1in" chart:style-name="ch2"><text:p>Visitantes no Site por dias de FDS por mês</text:p></chart:title><chart:plot-area table:cell-range-address="'Ex Dias FdS2'.D2:'Ex Dias FdS2'.D25 'Ex Dias FdS2'.D1" svg:x="1.48cm" svg:width="23.02cm" svg:y="1.22cm" svg:height="3.41cm" chart:style-name="ch3"><chart:axis chart:name="primary-x" chart:dimension="x" chart:style-name="ch4" /><chart:axis chart:name="primary-y" chart:dimension="y" chart:style-name="ch5"><chart:title svg:x="0.15in" svg:y="0.57in" chart:style-name="ch7"><text:p>Visitantes no Site por dias de FDS</text:p></chart:title><chart:grid chart:class="major" chart:style-name="ch6" /></chart:axis><chart:series chart:values-cell-range-address="'Ex Dias FdS2'.D2:'Ex Dias FdS2'.D25" chart:class="chart:line" chart:label-cell-address="'Ex Dias FdS2'.D1" chart:style-name="ch8"><chart:data-point chart:style-name="ch9" chart:repeated="24" /></chart:series><chart:wall chart:style-name="ch3" /></chart:plot-area></chart:chart></office:chart></office:body></office:document-content>
</file>